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" svg:font-family="Arial"/>
    <style:font-face style:name="Arial Black" svg:font-family="'Arial Black'"/>
    <style:font-face style:name="Lohit Devanagari" svg:font-family="'Lohit Devanagari'"/>
    <style:font-face style:name="MyriadProular" svg:font-family="MyriadProular"/>
    <style:font-face style:name="Times New Roman1" svg:font-family="'Times New Roman'"/>
    <style:font-face style:name="Webdings" svg:font-family="Webdings"/>
    <style:font-face style:name="Wingdings3" svg:font-family="Wingdings3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5cm" svg:stroke-color="#f79045" draw:stroke-linejoin="miter" svg:stroke-linecap="butt" draw:fill="none" fo:padding-top="0.052cm" fo:padding-bottom="0.052cm" fo:padding-left="0.052cm" fo:padding-right="0.052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9.78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54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1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7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09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96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93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3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22cm" fo:padding-top="0cm" fo:padding-bottom="0cm" fo:padding-left="0cm" fo:padding-right="0cm"/>
    </style:style>
    <style:style style:name="gr12" style:family="graphic" style:parent-style-name="standard">
      <style:graphic-properties draw:stroke="none" draw:fill="solid" draw:fill-color="#231f20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9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05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5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22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7cm" fo:padding-top="0cm" fo:padding-bottom="0cm" fo:padding-left="0cm" fo:padding-right="0cm"/>
    </style:style>
    <style:style style:name="gr18" style:family="graphic" style:parent-style-name="standard">
      <style:graphic-properties draw:stroke="none" draw:fill="solid" draw:fill-color="#f79045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95cm" fo:padding-top="0cm" fo:padding-bottom="0cm" fo:padding-left="0cm" fo:padding-right="0cm"/>
    </style:style>
    <style:style style:name="gr20" style:family="graphic" style:parent-style-name="standard">
      <style:graphic-properties draw:stroke="none" draw:fill="solid" draw:fill-color="#ffffff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09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1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3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5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7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88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3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0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89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10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9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52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49cm" fo:padding-top="0cm" fo:padding-bottom="0cm" fo:padding-left="0cm" fo:padding-right="0cm"/>
    </style:style>
    <style:style style:name="gr35" style:family="graphic" style:parent-style-name="standard">
      <style:graphic-properties draw:stroke="solid" svg:stroke-width="0.017cm" svg:stroke-color="#231f20" draw:stroke-linejoin="miter" svg:stroke-linecap="butt" draw:fill="none" fo:padding-top="0.008cm" fo:padding-bottom="0.008cm" fo:padding-left="0.008cm" fo:padding-right="0.008cm"/>
    </style:style>
    <style:style style:name="gr36" style:family="graphic" style:parent-style-name="standard">
      <style:graphic-properties draw:stroke="solid" svg:stroke-width="0.009cm" svg:stroke-color="#231f20" draw:stroke-linejoin="miter" svg:stroke-linecap="butt" draw:fill="none" fo:padding-top="0.004cm" fo:padding-bottom="0.004cm" fo:padding-left="0.004cm" fo:padding-right="0.004cm"/>
    </style:style>
    <style:style style:name="gr37" style:family="graphic" style:parent-style-name="standard">
      <style:graphic-properties draw:stroke="none" draw:fill="solid" draw:fill-color="#2151a8"/>
    </style:style>
    <style:style style:name="gr38" style:family="graphic" style:parent-style-name="standard">
      <style:graphic-properties draw:stroke="none" draw:fill="solid" draw:fill-color="#ef2e31"/>
    </style:style>
    <style:style style:name="gr39" style:family="graphic" style:parent-style-name="standard">
      <style:graphic-properties draw:stroke="none" draw:fill="solid" draw:fill-color="#918f8f"/>
    </style:style>
    <style:style style:name="gr40" style:family="graphic" style:parent-style-name="standard">
      <style:graphic-properties draw:stroke="solid" svg:stroke-width="0.009cm" svg:stroke-color="#20190e" draw:stroke-linejoin="miter" svg:stroke-linecap="butt" draw:fill="none" fo:padding-top="0.004cm" fo:padding-bottom="0.004cm" fo:padding-left="0.004cm" fo:padding-right="0.004cm"/>
    </style:style>
    <style:style style:name="gr41" style:family="graphic" style:parent-style-name="standard">
      <style:graphic-properties draw:stroke="solid" svg:stroke-width="0.019cm" svg:stroke-color="#231f20" draw:stroke-linejoin="miter" svg:stroke-linecap="butt" draw:fill="none" fo:padding-top="0.009cm" fo:padding-bottom="0.009cm" fo:padding-left="0.009cm" fo:padding-right="0.009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51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939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688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724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2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217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808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369cm" fo:padding-top="0cm" fo:padding-bottom="0cm" fo:padding-left="0cm" fo:padding-right="0cm"/>
    </style:style>
    <style:style style:name="gr52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02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252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8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132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8.455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9.192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9.103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529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62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098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154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83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35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6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71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04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713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03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4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53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45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839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988cm" fo:padding-top="0cm" fo:padding-bottom="0cm" fo:padding-left="0cm" fo:padding-right="0cm"/>
    </style:style>
    <style:style style:name="gr77" style:family="graphic" style:parent-style-name="standard">
      <style:graphic-properties draw:stroke="solid" svg:stroke-width="0.017cm" svg:stroke-color="#2a3e92" draw:stroke-linejoin="miter" svg:stroke-linecap="butt" draw:fill="none" fo:padding-top="0.008cm" fo:padding-bottom="0.008cm" fo:padding-left="0.008cm" fo:padding-right="0.008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28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246cm" fo:padding-top="0cm" fo:padding-bottom="0cm" fo:padding-left="0cm" fo:padding-right="0cm"/>
    </style:style>
    <style:style style:name="gr80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22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06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245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81cm" fo:padding-top="0cm" fo:padding-bottom="0cm" fo:padding-left="0cm" fo:padding-right="0cm"/>
    </style:style>
    <style:style style:name="gr85" style:family="graphic" style:parent-style-name="standard">
      <style:graphic-properties draw:stroke="solid" svg:stroke-width="0.035cm" svg:stroke-color="#808080" draw:stroke-linejoin="miter" svg:stroke-linecap="butt" draw:fill="none" fo:padding-top="0.017cm" fo:padding-bottom="0.017cm" fo:padding-left="0.017cm" fo:padding-right="0.017cm"/>
    </style:style>
    <style:style style:name="gr86" style:family="graphic" style:parent-style-name="standard">
      <style:graphic-properties draw:stroke="solid" svg:stroke-width="0.035cm" svg:stroke-color="#c0c0c0" draw:stroke-linejoin="miter" svg:stroke-linecap="butt" draw:fill="none" fo:padding-top="0.017cm" fo:padding-bottom="0.017cm" fo:padding-left="0.017cm" fo:padding-right="0.017cm"/>
    </style:style>
    <style:style style:name="gr87" style:family="graphic" style:parent-style-name="standard">
      <style:graphic-properties draw:stroke="none" draw:fill="solid" draw:fill-color="#000000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67cm" fo:padding-top="0cm" fo:padding-bottom="0cm" fo:padding-left="0cm" fo:padding-right="0cm"/>
    </style:style>
    <style:style style:name="gr89" style:family="graphic" style:parent-style-name="standard">
      <style:graphic-properties draw:stroke="solid" svg:stroke-width="0.023cm" svg:stroke-color="#176fc0" draw:stroke-linejoin="miter" svg:stroke-linecap="butt" draw:fill="none" fo:padding-top="0.011cm" fo:padding-bottom="0.011cm" fo:padding-left="0.011cm" fo:padding-right="0.011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802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475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267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751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53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3.384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636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376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129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123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87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439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241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837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748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998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427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977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17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833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958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146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371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197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411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901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94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462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39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68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9.23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654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205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328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93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764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624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203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674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41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623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447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802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407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768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124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014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535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59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07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56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337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702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182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242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3.366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591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4.67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69cm" fo:padding-top="0cm" fo:padding-bottom="0cm" fo:padding-left="0cm" fo:padding-right="0cm"/>
    </style:style>
    <style:style style:name="gr150" style:family="graphic" style:parent-style-name="standard">
      <style:graphic-properties draw:stroke="solid" svg:stroke-width="0.07cm" svg:stroke-color="#f79045" draw:stroke-linejoin="miter" svg:stroke-linecap="butt" draw:fill="none" fo:padding-top="0.035cm" fo:padding-bottom="0.035cm" fo:padding-left="0.035cm" fo:padding-right="0.035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979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564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/>
      <style:text-properties fo:font-size="11pt" style:font-size-asian="11pt" style:font-size-complex="11pt"/>
    </style:style>
    <style:style style:name="P8" style:family="paragraph">
      <loext:graphic-properties draw:fill="solid" draw:fill-color="#231f20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solid" draw:fill-color="#f79045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none"/>
      <style:text-properties fo:font-size="10pt" style:font-size-asian="10pt" style:font-size-complex="10pt"/>
    </style:style>
    <style:style style:name="P13" style:family="paragraph">
      <loext:graphic-properties draw:fill="none"/>
      <style:text-properties fo:font-size="8pt" style:font-size-asian="8pt" style:font-size-complex="8pt"/>
    </style:style>
    <style:style style:name="P14" style:family="paragraph">
      <loext:graphic-properties draw:fill="solid" draw:fill-color="#2151a8"/>
    </style:style>
    <style:style style:name="P15" style:family="paragraph">
      <loext:graphic-properties draw:fill="solid" draw:fill-color="#ef2e31"/>
    </style:style>
    <style:style style:name="P16" style:family="paragraph">
      <loext:graphic-properties draw:fill="solid" draw:fill-color="#918f8f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000000"/>
    </style:style>
    <style:style style:name="P19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color="#2a3e92" style:font-name="Arial" fo:font-size="18pt" fo:font-weight="bold" style:font-size-asian="18pt" style:font-name-complex="Arial" style:font-size-complex="18pt" style:font-weight-complex="bold"/>
    </style:style>
    <style:style style:name="T2" style:family="text">
      <style:text-properties fo:color="#2a3e92" style:font-name="Arial" fo:font-size="14pt" style:font-size-asian="14pt" style:font-name-complex="Arial" style:font-size-complex="14pt"/>
    </style:style>
    <style:style style:name="T3" style:family="text">
      <style:text-properties fo:color="#2a3e92" style:font-name="Arial" fo:font-size="12pt" fo:font-style="italic" style:font-size-asian="12pt" style:font-name-complex="Arial" style:font-size-complex="12pt" style:font-style-complex="italic"/>
    </style:style>
    <style:style style:name="T4" style:family="text">
      <style:text-properties fo:color="#2a3e92" style:font-name="Arial" fo:font-size="7pt" fo:font-style="italic" style:font-size-asian="7pt" style:font-name-complex="Arial" style:font-size-complex="7pt" style:font-style-complex="italic"/>
    </style:style>
    <style:style style:name="T5" style:family="text">
      <style:text-properties fo:color="#2a3e92" style:font-name="Arial" fo:font-size="11pt" fo:font-style="italic" style:font-size-asian="11pt" style:font-name-complex="Arial" style:font-size-complex="11pt" style:font-style-complex="italic"/>
    </style:style>
    <style:style style:name="T6" style:family="text">
      <style:text-properties fo:color="#ffffff" style:font-name="Times New Roman1" fo:font-size="14pt" fo:font-style="italic" fo:font-weight="bold" style:font-size-asian="14pt" style:font-name-complex="Times New Roman1" style:font-size-complex="14pt" style:font-style-complex="italic" style:font-weight-complex="bold"/>
    </style:style>
    <style:style style:name="T7" style:family="text">
      <style:text-properties fo:color="#231f20" style:font-name="Arial" fo:font-size="9pt" fo:font-weight="bold" style:font-size-asian="9pt" style:font-name-complex="Arial" style:font-size-complex="9pt" style:font-weight-complex="bold"/>
    </style:style>
    <style:style style:name="T8" style:family="text">
      <style:text-properties fo:color="#231f20" style:font-name="Arial" fo:font-size="11pt" fo:font-style="italic" style:font-size-asian="11pt" style:font-name-complex="Arial" style:font-size-complex="11pt" style:font-style-complex="italic"/>
    </style:style>
    <style:style style:name="T9" style:family="text">
      <style:text-properties fo:color="#231f20" style:font-name="Arial" fo:font-size="11pt" style:font-size-asian="11pt" style:font-name-complex="Arial" style:font-size-complex="11pt"/>
    </style:style>
    <style:style style:name="T10" style:family="text">
      <style:text-properties fo:color="#231f20" style:font-name="Wingdings3" fo:font-size="11pt" style:font-size-asian="11pt" style:font-name-complex="Wingdings3" style:font-size-complex="11pt"/>
    </style:style>
    <style:style style:name="T11" style:family="text">
      <style:text-properties fo:color="#2a3e92" style:font-name="Arial" fo:font-size="12pt" fo:font-style="italic" fo:font-weight="bold" style:font-size-asian="12pt" style:font-name-complex="Arial" style:font-size-complex="12pt" style:font-style-complex="italic" style:font-weight-complex="bold"/>
    </style:style>
    <style:style style:name="T12" style:family="text">
      <style:text-properties fo:color="#2a3e92" style:font-name="Arial" fo:font-size="12pt" fo:font-weight="bold" style:font-size-asian="12pt" style:font-name-complex="Arial" style:font-size-complex="12pt" style:font-weight-complex="bold"/>
    </style:style>
    <style:style style:name="T13" style:family="text">
      <style:text-properties fo:color="#231f20" style:font-name="Arial" fo:font-size="10pt" style:font-size-asian="10pt" style:font-name-complex="Arial" style:font-size-complex="10pt"/>
    </style:style>
    <style:style style:name="T14" style:family="text">
      <style:text-properties fo:color="#231f20" style:font-name="Arial" fo:font-size="8pt" style:font-size-asian="8pt" style:font-name-complex="Arial" style:font-size-complex="8pt"/>
    </style:style>
    <style:style style:name="T15" style:family="text">
      <style:text-properties fo:color="#231f20" style:font-name="Arial" fo:font-size="8pt" fo:font-style="italic" style:font-size-asian="8pt" style:font-name-complex="Arial" style:font-size-complex="8pt" style:font-style-complex="italic"/>
    </style:style>
    <style:style style:name="T16" style:family="text">
      <style:text-properties fo:color="#000000" style:font-name="Calibri" fo:font-size="11pt" fo:font-weight="bold" style:font-name-asian="Calibri" style:font-size-asian="11pt" style:font-weight-asian="bold" style:font-name-complex="Calibri" style:font-size-complex="12pt" style:font-weight-complex="bold"/>
    </style:style>
    <style:style style:name="T17" style:family="text">
      <style:text-properties fo:color="#000000" style:font-name="MyriadProular" fo:font-size="12pt" style:font-size-asian="12pt" style:font-name-complex="MyriadProular" style:font-size-complex="12pt"/>
    </style:style>
    <style:style style:name="T18" style:family="text">
      <style:text-properties fo:color="#000000" style:font-name="MyriadProular" fo:font-size="12pt" style:font-name-asian="Calibri" style:font-size-asian="12pt" style:font-name-complex="MyriadProular" style:font-size-complex="12pt"/>
    </style:style>
    <style:style style:name="T19" style:family="text">
      <style:text-properties fo:color="#000000" style:font-name="MyriadProular" fo:font-size="10pt" style:font-size-asian="10pt" style:font-name-complex="MyriadProular" style:font-size-complex="10pt"/>
    </style:style>
    <style:style style:name="T20" style:family="text">
      <style:text-properties fo:color="#000000" style:font-name="Arial" fo:font-size="9pt" fo:font-weight="bold" style:font-size-asian="9pt" style:font-name-complex="Arial" style:font-size-complex="9pt" style:font-weight-complex="bold"/>
    </style:style>
    <style:style style:name="T21" style:family="text">
      <style:text-properties fo:color="#231f20" style:font-name="Webdings" fo:font-size="10pt" style:font-size-asian="10pt" style:font-name-complex="Webdings" style:font-size-complex="10pt"/>
    </style:style>
    <style:style style:name="T22" style:family="text">
      <style:text-properties fo:color="#2a3e92" style:font-name="Arial" fo:font-size="8pt" fo:font-style="italic" style:font-size-asian="8pt" style:font-name-complex="Arial" style:font-size-complex="8pt" style:font-style-complex="italic"/>
    </style:style>
    <style:style style:name="T23" style:family="text">
      <style:text-properties fo:color="#231f20" style:font-name="Arial" fo:font-size="10pt" fo:font-style="italic" fo:font-weight="bold" style:font-size-asian="10pt" style:font-name-complex="Arial" style:font-size-complex="10pt" style:font-style-complex="italic" style:font-weight-complex="bold"/>
    </style:style>
    <style:style style:name="T24" style:family="text">
      <style:text-properties fo:color="#2a3e92" style:font-name="Arial Black" fo:font-size="16pt" fo:font-weight="bold" style:font-size-asian="16pt" style:font-name-complex="Arial Black" style:font-size-complex="16pt" style:font-weight-complex="bold"/>
    </style:style>
    <style:style style:name="T25" style:family="text">
      <style:text-properties fo:color="#2a3e92" style:font-name="Arial" fo:font-size="9pt" fo:font-weight="bold" style:font-size-asian="9pt" style:font-name-complex="Arial" style:font-size-complex="9pt" style:font-weight-complex="bold"/>
    </style:style>
    <style:style style:name="T26" style:family="text">
      <style:text-properties fo:color="#231f20" style:font-name="Arial" fo:font-size="9pt" fo:font-style="italic" style:font-size-asian="9pt" style:font-name-complex="Arial" style:font-size-complex="9pt" style:font-style-complex="italic"/>
    </style:style>
    <style:style style:name="T27" style:family="text">
      <style:text-properties fo:color="#231f20" style:font-name="Arial" fo:font-size="9pt" style:font-size-asian="9pt" style:font-name-complex="Arial" style:font-size-complex="9pt"/>
    </style:style>
    <style:style style:name="T28" style:family="text">
      <style:text-properties fo:color="#176fc0" style:font-name="Arial" fo:font-size="9pt" style:font-size-asian="9pt" style:font-name-complex="Arial" style:font-size-complex="9pt"/>
    </style:style>
    <style:style style:name="T29" style:family="text">
      <style:text-properties fo:color="#000000" style:font-name="Arial" fo:font-size="9pt" style:font-size-asian="9pt" style:font-name-complex="Arial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6.095cm" svg:height="3.495cm" svg:x="2.452cm" svg:y="3.052cm" svg:viewBox="0 0 16096 3496" svg:d="M424 0c0 0-424 0-424 424v2648c0 0 0 424 424 424h15248c0 0 424 0 424-424v-2648c0 0 0-424-424-424z">
          <text:p/>
        </draw:path>
        <draw:frame draw:style-name="gr2" draw:text-style-name="P3" draw:layer="layout" svg:width="9.781cm" svg:height="0.712cm" svg:x="5.514cm" svg:y="3.389cm">
          <draw:text-box>
            <text:p text:style-name="P2"><text:span text:style-name="T1">CRÉATION d’une ASSOCIATION</text:span></text:p>
          </draw:text-box>
        </draw:frame>
        <draw:frame draw:style-name="gr3" draw:text-style-name="P4" draw:layer="layout" svg:width="6.543cm" svg:height="0.556cm" svg:x="7.252cm" svg:y="4.223cm">
          <draw:text-box>
            <text:p text:style-name="P2"><text:span text:style-name="T2">DÉCLARATION PRÉALABLE</text:span></text:p>
          </draw:text-box>
        </draw:frame>
        <draw:frame draw:style-name="gr4" draw:text-style-name="P5" draw:layer="layout" svg:width="1.518cm" svg:height="0.475cm" svg:x="7.707cm" svg:y="5.221cm">
          <draw:text-box>
            <text:p text:style-name="P2"><text:span text:style-name="T3">Loi du 1</text:span></text:p>
          </draw:text-box>
        </draw:frame>
        <draw:frame draw:style-name="gr5" draw:text-style-name="P6" draw:layer="layout" svg:width="0.246cm" svg:height="0.276cm" svg:x="9.214cm" svg:y="5.24cm">
          <draw:text-box>
            <text:p text:style-name="P2"><text:span text:style-name="T4">er</text:span></text:p>
          </draw:text-box>
        </draw:frame>
        <draw:frame draw:style-name="gr6" draw:text-style-name="P5" draw:layer="layout" svg:width="3.876cm" svg:height="0.475cm" svg:x="9.433cm" svg:y="5.221cm">
          <draw:text-box>
            <text:p text:style-name="P2"><text:span text:style-name="T3"><text:s/></text:span><text:span text:style-name="T3">juillet 1901, article 5</text:span></text:p>
          </draw:text-box>
        </draw:frame>
        <draw:frame draw:style-name="gr7" draw:text-style-name="P5" draw:layer="layout" svg:width="7.097cm" svg:height="0.475cm" svg:x="6.97cm" svg:y="5.715cm">
          <draw:text-box>
            <text:p text:style-name="P2"><text:span text:style-name="T3">Décret du 16 août 1901, articles 1 à 7</text:span></text:p>
          </draw:text-box>
        </draw:frame>
        <draw:frame draw:style-name="gr8" draw:text-style-name="P7" draw:layer="layout" svg:width="16.965cm" svg:height="0.433cm" svg:x="2.4cm" svg:y="7.331cm">
          <draw:text-box>
            <text:p text:style-name="P2"><text:span text:style-name="T5">Ce <text:s/></text:span><text:span text:style-name="T5">form</text:span><text:span text:style-name="T5">ulair</text:span><text:span text:style-name="T5">e <text:s/></text:span><text:span text:style-name="T5">vou</text:span><text:span text:style-name="T5">s <text:s/></text:span><text:span text:style-name="T5">per</text:span><text:span text:style-name="T5">met <text:s/></text:span><text:span text:style-name="T5">de <text:s/></text:span><text:span text:style-name="T5">décl</text:span><text:span text:style-name="T5">arer </text:span><text:span text:style-name="T5"><text:s/>les <text:s/></text:span><text:span text:style-name="T5">infor</text:span><text:span text:style-name="T5">mati</text:span><text:span text:style-name="T5">ons <text:s/></text:span><text:span text:style-name="T5">néc</text:span><text:span text:style-name="T5">ess</text:span><text:span text:style-name="T5">aire</text:span><text:span text:style-name="T5">s <text:s/>à <text:s/></text:span><text:span text:style-name="T5">la <text:s/></text:span><text:span text:style-name="T5">créa</text:span><text:span text:style-name="T5">tion <text:s/></text:span><text:span text:style-name="T5">de <text:s/></text:span><text:span text:style-name="T5">votr</text:span><text:span text:style-name="T5">e </text:span></text:p>
          </draw:text-box>
        </draw:frame>
        <draw:frame draw:style-name="gr9" draw:text-style-name="P7" draw:layer="layout" svg:width="15.932cm" svg:height="0.433cm" svg:x="2.4cm" svg:y="7.825cm">
          <draw:text-box>
            <text:p text:style-name="P2"><text:span text:style-name="T5">asso</text:span><text:span text:style-name="T5">ciatio</text:span><text:span text:style-name="T5">n et </text:span><text:span text:style-name="T5">de </text:span><text:span text:style-name="T5">proc</text:span><text:span text:style-name="T5">éder </text:span><text:span text:style-name="T5">à </text:span><text:span text:style-name="T5">leur </text:span><text:span text:style-name="T5">insert</text:span><text:span text:style-name="T5">ion </text:span><text:span text:style-name="T5">oblig</text:span><text:span text:style-name="T5">atoir</text:span><text:span text:style-name="T5">e au </text:span><text:span text:style-name="T5">Jour</text:span><text:span text:style-name="T5">nal </text:span><text:span text:style-name="T5">Offici</text:span><text:span text:style-name="T5">el </text:span><text:span text:style-name="T5">des </text:span><text:span text:style-name="T5">Asso</text:span><text:span text:style-name="T5">ciatio</text:span><text:span text:style-name="T5">ns et </text:span></text:p>
          </draw:text-box>
        </draw:frame>
        <draw:frame draw:style-name="gr10" draw:text-style-name="P7" draw:layer="layout" svg:width="7.131cm" svg:height="0.433cm" svg:x="2.4cm" svg:y="8.319cm">
          <draw:text-box>
            <text:p text:style-name="P2"><text:span text:style-name="T5">des </text:span><text:span text:style-name="T5">Fondation</text:span><text:span text:style-name="T5">s </text:span><text:span text:style-name="T5">d’Entrepris</text:span><text:span text:style-name="T5">e </text:span><text:span text:style-name="T5">(J.O.A.F.E</text:span><text:span text:style-name="T5">.).</text:span></text:p>
          </draw:text-box>
        </draw:frame>
        <draw:frame draw:style-name="gr11" draw:text-style-name="P7" draw:layer="layout" svg:width="16.22cm" svg:height="0.433cm" svg:x="2.4cm" svg:y="9.113cm">
          <draw:text-box>
            <text:p text:style-name="P2"><text:span text:style-name="T5">Avant de </text:span><text:span text:style-name="T5">renseigne</text:span><text:span text:style-name="T5">r ce </text:span><text:span text:style-name="T5">document</text:span><text:span text:style-name="T5">, veuillez </text:span><text:span text:style-name="T5">lire </text:span><text:span text:style-name="T5">attentive</text:span><text:span text:style-name="T5">ment les </text:span><text:span text:style-name="T5">informatio</text:span><text:span text:style-name="T5">ns </text:span><text:span text:style-name="T5">contenue</text:span><text:span text:style-name="T5">s dans </text:span></text:p>
          </draw:text-box>
        </draw:frame>
        <draw:path draw:style-name="gr12" draw:text-style-name="P8" draw:layer="layout" svg:width="1.4cm" svg:height="0.6cm" svg:x="18.6cm" svg:y="0.8cm" svg:viewBox="0 0 1401 601" svg:d="M700 601c387 0 701-135 701-300 0-166-314-301-701-301-386 0-700 135-700 301 0 165 314 300 700 300z">
          <text:p/>
        </draw:path>
        <draw:frame draw:style-name="gr13" draw:text-style-name="P7" draw:layer="layout" svg:width="3.092cm" svg:height="0.433cm" svg:x="2.4cm" svg:y="9.607cm">
          <draw:text-box>
            <text:p text:style-name="P2"><text:span text:style-name="T5">le </text:span><text:span text:style-name="T5">guide </text:span><text:span text:style-name="T5">explicat</text:span><text:span text:style-name="T5">if.</text:span></text:p>
          </draw:text-box>
        </draw:frame>
        <draw:frame draw:style-name="gr14" draw:text-style-name="P4" draw:layer="layout" svg:width="1.052cm" svg:height="0.547cm" svg:x="18.779cm" svg:y="0.789cm">
          <draw:text-box>
            <text:p text:style-name="P2"><text:span text:style-name="T6">cerfa</text:span></text:p>
          </draw:text-box>
        </draw:frame>
        <draw:frame draw:style-name="gr15" draw:text-style-name="P9" draw:layer="layout" svg:width="0.358cm" svg:height="0.357cm" svg:x="18.4cm" svg:y="1.428cm">
          <draw:text-box>
            <text:p text:style-name="P2"><text:span text:style-name="T7">N°</text:span></text:p>
          </draw:text-box>
        </draw:frame>
        <draw:frame draw:style-name="gr16" draw:text-style-name="P7" draw:layer="layout" svg:width="6.229cm" svg:height="0.433cm" svg:x="12.4cm" svg:y="28.648cm">
          <draw:text-box>
            <text:p text:style-name="P2"><text:span text:style-name="T8">Veuillez compléter la page suivante</text:span><text:span text:style-name="T9"> </text:span></text:p>
          </draw:text-box>
        </draw:frame>
        <draw:frame draw:style-name="gr17" draw:text-style-name="P7" draw:layer="layout" svg:width="0.387cm" svg:height="0.454cm" svg:x="18.598cm" svg:y="28.639cm">
          <draw:text-box>
            <text:p text:style-name="P2"><text:span text:style-name="T10"></text:span></text:p>
          </draw:text-box>
        </draw:frame>
        <draw:path draw:style-name="gr18" draw:text-style-name="P10" draw:layer="layout" svg:width="19cm" svg:height="15.999cm" svg:x="0.999cm" svg:y="11.5cm" svg:viewBox="0 0 19001 16000" svg:d="M400 0c0 0-400 0-400 400v15201c0 0 0 399 400 399h18202c0 0 399 0 399-399v-15201c0 0 0-400-399-400z">
          <text:p/>
        </draw:path>
        <draw:frame draw:style-name="gr19" draw:text-style-name="P5" draw:layer="layout" svg:width="0.595cm" svg:height="0.475cm" svg:x="19.412cm" svg:y="28.625cm">
          <draw:text-box>
            <text:p text:style-name="P2"><text:span text:style-name="T11">1/3</text:span></text:p>
          </draw:text-box>
        </draw:frame>
        <draw:path draw:style-name="gr20" draw:text-style-name="P11" draw:layer="layout" svg:width="18.601cm" svg:height="15.099cm" svg:x="1.199cm" svg:y="12.2cm" svg:viewBox="0 0 18602 15100" svg:d="M400 0c0 0-400 0-400 400v14301c0 0 0 399 400 399h17802c0 0 400 0 400-399v-14301c0 0 0-400-400-400z">
          <text:p/>
        </draw:path>
        <draw:frame draw:style-name="gr21" draw:text-style-name="P5" draw:layer="layout" svg:width="9.095cm" svg:height="0.475cm" svg:x="5.99cm" svg:y="11.625cm">
          <draw:text-box>
            <text:p text:style-name="P2"><text:span text:style-name="T12">1 - <text:s/></text:span><text:span text:style-name="T12">INFORMATI</text:span><text:span text:style-name="T12">ONS </text:span><text:span text:style-name="T12">PUBLIÉES </text:span><text:span text:style-name="T12">AU </text:span><text:span text:style-name="T12">J.O.A.F.E.</text:span></text:p>
          </draw:text-box>
        </draw:frame>
        <draw:frame draw:style-name="gr22" draw:text-style-name="P12" draw:layer="layout" svg:width="1.018cm" svg:height="0.395cm" svg:x="1.804cm" svg:y="12.738cm">
          <draw:text-box>
            <text:p text:style-name="P2"><text:span text:style-name="T13">TITRE</text:span></text:p>
          </draw:text-box>
        </draw:frame>
        <draw:frame draw:style-name="gr23" draw:text-style-name="P12" draw:layer="layout" svg:width="1.137cm" svg:height="0.395cm" svg:x="1.804cm" svg:y="15.661cm">
          <draw:text-box>
            <text:p text:style-name="P2"><text:span text:style-name="T13">OBJET</text:span></text:p>
          </draw:text-box>
        </draw:frame>
        <draw:frame draw:style-name="gr24" draw:text-style-name="P12" draw:layer="layout" svg:width="2.457cm" svg:height="0.395cm" svg:x="1.804cm" svg:y="21.684cm">
          <draw:text-box>
            <text:p text:style-name="P2"><text:span text:style-name="T13">SIEGE SOCIAL</text:span></text:p>
          </draw:text-box>
        </draw:frame>
        <draw:frame draw:style-name="gr25" draw:text-style-name="P13" draw:layer="layout" svg:width="3.71cm" svg:height="0.319cm" svg:x="1.804cm" svg:y="22.842cm">
          <draw:text-box>
            <text:p text:style-name="P2"><text:span text:style-name="T14">Etage, </text:span><text:span text:style-name="T14">escalier, </text:span><text:span text:style-name="T14">appartement </text:span></text:p>
          </draw:text-box>
        </draw:frame>
        <draw:frame draw:style-name="gr26" draw:text-style-name="P13" draw:layer="layout" svg:width="3.884cm" svg:height="0.319cm" svg:x="5.857cm" svg:y="22.842cm">
          <draw:text-box>
            <text:p text:style-name="P2"><text:span text:style-name="T14">Immeuble, </text:span><text:span text:style-name="T14">bâtiment, </text:span><text:span text:style-name="T14">résidence</text:span></text:p>
          </draw:text-box>
        </draw:frame>
        <draw:frame draw:style-name="gr27" draw:text-style-name="P13" draw:layer="layout" svg:width="0.4cm" svg:height="0.319cm" svg:x="1.804cm" svg:y="23.681cm">
          <draw:text-box>
            <text:p text:style-name="P2"><text:span text:style-name="T14">N° </text:span></text:p>
          </draw:text-box>
        </draw:frame>
        <draw:frame draw:style-name="gr28" draw:text-style-name="P13" draw:layer="layout" svg:width="1.331cm" svg:height="0.319cm" svg:x="3.387cm" svg:y="23.681cm">
          <draw:text-box>
            <text:p text:style-name="P2"><text:span text:style-name="T14">Extension </text:span></text:p>
          </draw:text-box>
        </draw:frame>
        <draw:frame draw:style-name="gr29" draw:text-style-name="P13" draw:layer="layout" svg:width="1.708cm" svg:height="0.319cm" svg:x="5.9cm" svg:y="23.681cm">
          <draw:text-box>
            <text:p text:style-name="P2"><text:span text:style-name="T14">Type de voie </text:span></text:p>
          </draw:text-box>
        </draw:frame>
        <draw:frame draw:style-name="gr30" draw:text-style-name="P13" draw:layer="layout" svg:width="1.894cm" svg:height="0.319cm" svg:x="8.5cm" svg:y="23.681cm">
          <draw:text-box>
            <text:p text:style-name="P2"><text:span text:style-name="T14">Nom de la voie</text:span></text:p>
          </draw:text-box>
        </draw:frame>
        <draw:frame draw:style-name="gr31" draw:text-style-name="P13" draw:layer="layout" svg:width="3.109cm" svg:height="0.319cm" svg:x="1.804cm" svg:y="24.519cm">
          <draw:text-box>
            <text:p text:style-name="P2"><text:span text:style-name="T14">Lieu-dit ou boîte postale </text:span></text:p>
          </draw:text-box>
        </draw:frame>
        <draw:frame draw:style-name="gr32" draw:text-style-name="P13" draw:layer="layout" svg:width="1.594cm" svg:height="0.319cm" svg:x="5.9cm" svg:y="24.519cm">
          <draw:text-box>
            <text:p text:style-name="P2"><text:span text:style-name="T14">Code postal </text:span></text:p>
          </draw:text-box>
        </draw:frame>
        <draw:frame draw:style-name="gr33" draw:text-style-name="P13" draw:layer="layout" svg:width="2.525cm" svg:height="0.319cm" svg:x="8.5cm" svg:y="24.519cm">
          <draw:text-box>
            <text:p text:style-name="P2"><text:span text:style-name="T14">Commune / Localité</text:span></text:p>
          </draw:text-box>
        </draw:frame>
        <draw:frame draw:style-name="gr34" draw:text-style-name="P12" draw:layer="layout" svg:width="2.749cm" svg:height="0.395cm" svg:x="1.804cm" svg:y="25.579cm">
          <draw:text-box>
            <text:p text:style-name="P2"><text:span text:style-name="T13">Site INTERNET : </text:span></text:p>
          </draw:text-box>
        </draw:frame>
        <draw:line draw:style-name="gr35" draw:text-style-name="P1" draw:layer="layout" svg:x1="4.549cm" svg:y1="25.963cm" svg:x2="18.999cm" svg:y2="25.963cm">
          <text:p/>
        </draw:line>
        <draw:line draw:style-name="gr35" draw:text-style-name="P1" draw:layer="layout" svg:x1="1.799cm" svg:y1="22.813cm" svg:x2="5.399cm" svg:y2="22.813cm">
          <text:p/>
        </draw:line>
        <draw:line draw:style-name="gr35" draw:text-style-name="P1" draw:layer="layout" svg:x1="5.9cm" svg:y1="22.813cm" svg:x2="9.7cm" svg:y2="22.813cm">
          <text:p/>
        </draw:line>
        <draw:line draw:style-name="gr35" draw:text-style-name="P1" draw:layer="layout" svg:x1="1.799cm" svg:y1="24.493cm" svg:x2="5.099cm" svg:y2="24.493cm">
          <text:p/>
        </draw:line>
        <draw:line draw:style-name="gr35" draw:text-style-name="P1" draw:layer="layout" svg:x1="5.9cm" svg:y1="24.493cm" svg:x2="7.7cm" svg:y2="24.493cm">
          <text:p/>
        </draw:line>
        <draw:line draw:style-name="gr35" draw:text-style-name="P1" draw:layer="layout" svg:x1="8.5cm" svg:y1="24.493cm" svg:x2="19cm" svg:y2="24.493cm">
          <text:p/>
        </draw:line>
        <draw:line draw:style-name="gr35" draw:text-style-name="P1" draw:layer="layout" svg:x1="1.799cm" svg:y1="23.653cm" svg:x2="2.799cm" svg:y2="23.653cm">
          <text:p/>
        </draw:line>
        <draw:line draw:style-name="gr35" draw:text-style-name="P1" draw:layer="layout" svg:x1="3.399cm" svg:y1="23.653cm" svg:x2="5.099cm" svg:y2="23.653cm">
          <text:p/>
        </draw:line>
        <draw:line draw:style-name="gr35" draw:text-style-name="P1" draw:layer="layout" svg:x1="5.9cm" svg:y1="23.653cm" svg:x2="7.7cm" svg:y2="23.653cm">
          <text:p/>
        </draw:line>
        <draw:line draw:style-name="gr35" draw:text-style-name="P1" draw:layer="layout" svg:x1="8.5cm" svg:y1="23.653cm" svg:x2="19cm" svg:y2="23.653cm">
          <text:p/>
        </draw:line>
        <draw:line draw:style-name="gr35" draw:text-style-name="P1" draw:layer="layout" svg:x1="2.8cm" svg:y1="14.058cm" svg:x2="19cm" svg:y2="14.058cm">
          <text:p/>
        </draw:line>
        <draw:line draw:style-name="gr35" draw:text-style-name="P1" draw:layer="layout" svg:x1="2.8cm" svg:y1="14.608cm" svg:x2="19cm" svg:y2="14.608cm">
          <text:p/>
        </draw:line>
        <draw:line draw:style-name="gr35" draw:text-style-name="P1" draw:layer="layout" svg:x1="2.8cm" svg:y1="15.161cm" svg:x2="19cm" svg:y2="15.161cm">
          <text:p/>
        </draw:line>
        <draw:line draw:style-name="gr35" draw:text-style-name="P1" draw:layer="layout" svg:x1="2.976cm" svg:y1="16.297cm" svg:x2="19.176cm" svg:y2="16.297cm">
          <text:p/>
        </draw:line>
        <draw:line draw:style-name="gr35" draw:text-style-name="P1" draw:layer="layout" svg:x1="2.8cm" svg:y1="17.008cm" svg:x2="19cm" svg:y2="17.008cm">
          <text:p/>
        </draw:line>
        <draw:line draw:style-name="gr35" draw:text-style-name="P1" draw:layer="layout" svg:x1="2.8cm" svg:y1="17.558cm" svg:x2="19cm" svg:y2="17.558cm">
          <text:p/>
        </draw:line>
        <draw:line draw:style-name="gr35" draw:text-style-name="P1" draw:layer="layout" svg:x1="2.8cm" svg:y1="18.108cm" svg:x2="19cm" svg:y2="18.108cm">
          <text:p/>
        </draw:line>
        <draw:line draw:style-name="gr35" draw:text-style-name="P1" draw:layer="layout" svg:x1="2.8cm" svg:y1="18.658cm" svg:x2="19cm" svg:y2="18.658cm">
          <text:p/>
        </draw:line>
        <draw:line draw:style-name="gr35" draw:text-style-name="P1" draw:layer="layout" svg:x1="2.8cm" svg:y1="19.208cm" svg:x2="19cm" svg:y2="19.208cm">
          <text:p/>
        </draw:line>
        <draw:line draw:style-name="gr35" draw:text-style-name="P1" draw:layer="layout" svg:x1="2.8cm" svg:y1="19.758cm" svg:x2="19cm" svg:y2="19.758cm">
          <text:p/>
        </draw:line>
        <draw:line draw:style-name="gr35" draw:text-style-name="P1" draw:layer="layout" svg:x1="2.8cm" svg:y1="20.308cm" svg:x2="19cm" svg:y2="20.308cm">
          <text:p/>
        </draw:line>
        <draw:line draw:style-name="gr35" draw:text-style-name="P1" draw:layer="layout" svg:x1="2.8cm" svg:y1="20.858cm" svg:x2="19cm" svg:y2="20.858cm">
          <text:p/>
        </draw:line>
        <draw:polygon draw:style-name="gr20" draw:text-style-name="P11" draw:layer="layout" svg:width="2.121cm" svg:height="1.409cm" svg:x="0.814cm" svg:y="0.814cm" svg:viewBox="0 0 2122 1410" draw:points="2122,1410 0,1410 0,0 2122,0">
          <text:p/>
        </draw:polygon>
        <draw:path draw:style-name="gr12" draw:text-style-name="P8" draw:layer="layout" svg:width="0.089cm" svg:height="0.102cm" svg:x="1.118cm" svg:y="1.858cm" svg:viewBox="0 0 90 103" svg:d="M38 8c-3 0-6 1-9 1 0 9 0 26 0 39 2 0 5 0 6 0 13 0 21-7 21-20 0-12-8-20-18-20zM77 103c-6 0-9 0-12-3-5-3-10-12-13-17-6-9-11-18-17-26-1 0-1 0-2 0s-3 0-4 0v8c0 4 0 8 0 12 0 8 0 11 2 15 1 3 4 5 9 6v4h-4c-4 0-9 0-16 0s-13 0-16 0h-4v-4c4 0 6-1 7-3 2-2 3-5 3-8 1-5 1-7 1-22v-26c0-19-1-24-2-28s-4-5-9-6v-4c3 0 6 0 9 0 8 0 10 0 20-1 8 0 12 0 16 0 10 0 16 1 21 5 6 4 10 12 10 20 0 13-8 23-22 28 6 8 10 15 16 23 4 8 9 14 13 18 3 2 4 3 7 4v4c-4 1-9 1-13 1z">
          <text:p/>
        </draw:path>
        <draw:path draw:style-name="gr12" draw:text-style-name="P8" draw:layer="layout" svg:width="0.063cm" svg:height="0.113cm" svg:x="1.214cm" svg:y="1.846cm" svg:viewBox="0 0 64 114" svg:d="M59 112c-1 2-3 2-10 2-4 0-9 0-13 0-6 0-12 0-18 0s-12 0-18 0v-3c6-1 8-4 9-10 0-3 0-7 0-14v-35c0-7 0-10-1-12-1-3-3-5-8-5v-4h60c0 4-1 8-1 11s0 6 1 9h-6c-1-10-5-12-20-12-2 0-6 0-9 0 0 5 0 6 0 14v14c2 0 3 0 5 0 13 0 17-2 18-8h4c0 2 0 6 0 12s0 10 0 12h-4c0-7-4-9-17-9-2 0-4 0-6 0 0 8 0 16 0 24 0 5 1 7 4 8 1 0 4 0 8 0 14 0 18-3 22-13l5 1c-2 9-4 16-5 18zM30 23l-6-3 13-20 14 3z">
          <text:p/>
        </draw:path>
        <draw:path draw:style-name="gr12" draw:text-style-name="P8" draw:layer="layout" svg:width="0.062cm" svg:height="0.083cm" svg:x="1.29cm" svg:y="1.876cm" svg:viewBox="0 0 63 84" svg:d="M34 46c-1 0-2 0-4 0l-2-6c11-1 19-7 19-16 0-10-8-17-18-17-1 0-2 0-4 0 0 8 0 16 0 23v22c0 16 0 19 1 22 1 5 3 6 7 7v3h-3c-3 0-7 0-13 0s-11 0-14 0h-3v-3c6-1 8-4 9-11 0-3 0-6 0-18v-31c0-7 0-10-1-12-1-3-4-5-8-5v-4c2 0 1 0 6 0 2 0 5 0 9 0 6 0 13 0 19 0 19 0 29 8 29 23 0 13-12 23-29 23z">
          <text:p/>
        </draw:path>
        <draw:path draw:style-name="gr12" draw:text-style-name="P8" draw:layer="layout" svg:width="0.082cm" svg:height="0.085cm" svg:x="1.361cm" svg:y="1.876cm" svg:viewBox="0 0 83 86" svg:d="M77 6c-1 2-2 5-2 11-1 5-1 9-1 17 0 3 0 11 0 20s-1 14-5 19c-5 8-16 13-28 13-8 0-14-2-20-6-8-5-12-13-12-26s1-19 1-23c0-7 0-13-1-21-1-4-3-6-9-6v-4h3c4 0 8 0 14 0s11 0 14 0h3v4c-4 0-6 1-7 3s-2 5-2 11c0 8 0 16 0 23 0 22 0 26 4 30 3 4 8 6 14 6 9 0 18-4 20-12 2-6 2-9 2-24v-12c0-15 0-19-2-22-1-2-3-3-7-3v-4c6 0 7 0 14 0 6 0 8 0 13 0v4c-3 0-5 1-6 2z">
          <text:p/>
        </draw:path>
        <draw:path draw:style-name="gr12" draw:text-style-name="P8" draw:layer="layout" svg:width="0.067cm" svg:height="0.083cm" svg:x="1.455cm" svg:y="1.876cm" svg:viewBox="0 0 68 84" svg:d="M33 41c-4 0-6 0-9 1 0 3 0 4 0 9v8c0 7 0 10 1 13 1 4 4 6 10 6 11 0 17-7 17-18s-8-19-19-19zM32 7c-3 0-5 0-7 0-1 8-1 22-1 27 1 0 3 0 5 0 14 0 21-5 21-14 0-8-7-13-18-13zM59 78c-6 5-12 6-25 6-7 0-14 0-21 0-3 0-8 0-11 0h-2v-3c6-1 8-4 9-11 0-3 0-6 0-18v-23c0-12 0-17-1-20s-4-5-8-5v-4c6 0 9 0 17 0 7 0 19 0 26 0 12 0 22 5 22 18 0 10-6 16-17 19 13 3 20 11 20 23 0 7-3 13-9 18z">
          <text:p/>
        </draw:path>
        <draw:path draw:style-name="gr12" draw:text-style-name="P8" draw:layer="layout" svg:width="0.061cm" svg:height="0.083cm" svg:x="1.536cm" svg:y="1.876cm" svg:viewBox="0 0 62 84" svg:d="M57 82c-1 2-3 2-9 2-3 0-6 0-9 0-8 0-15 0-25 0-6 0-10 0-14 0v-3c3-1 5-1 6-3 2-2 3-7 3-16 0-6 0-11 0-17v-14c0-17 0-19-1-22s-4-5-8-5v-4h3c3 0 8 0 14 0 7 0 12 0 15 0h3v4c-6 0-9 3-9 9-1 2-1 4-1 18v21c0 17 0 19 2 21 1 3 4 3 9 3 7 0 11-2 14-3 3-2 6-6 7-11l5 1c-1 7-4 17-5 19z">
          <text:p/>
        </draw:path>
        <draw:path draw:style-name="gr12" draw:text-style-name="P8" draw:layer="layout" svg:width="0.033cm" svg:height="0.083cm" svg:x="1.605cm" svg:y="1.876cm" svg:viewBox="0 0 34 84" svg:d="M31 84c-4 0-9 0-14 0-6 0-11 0-14 0h-3v-3c6-1 8-4 9-10 0-3 0-6 0-18v-22c0-3 0-6 0-10 0-7 0-10-1-12-1-3-4-5-8-5v-4h3c3 0 8 0 14 0 5 0 10 0 14 0h3v4c-6 0-9 3-9 9-1 4-1 7-1 18v22c0 16 0 19 2 22 1 4 4 5 8 6v3z">
          <text:p/>
        </draw:path>
        <draw:path draw:style-name="gr12" draw:text-style-name="P8" draw:layer="layout" svg:width="0.123cm" svg:height="0.107cm" svg:x="1.651cm" svg:y="1.875cm" svg:viewBox="0 0 124 108" svg:d="M42 8c-15 0-26 13-26 31 0 21 13 38 29 38 15 0 26-13 26-31 0-21-13-38-29-38zM100 108c-9 0-20-3-29-9-6-3-14-8-20-14-4 0-5 2-9 2-25 0-42-18-42-43 0-26 18-44 44-44s43 16 43 41c0 17-9 33-23 40 4 2 9 6 13 8 13 8 21 11 30 11 5 0 9-1 15-3l2 4c-8 4-15 7-24 7z">
          <text:p/>
        </draw:path>
        <draw:path draw:style-name="gr12" draw:text-style-name="P8" draw:layer="layout" svg:width="0.081cm" svg:height="0.085cm" svg:x="1.749cm" svg:y="1.876cm" svg:viewBox="0 0 82 86" svg:d="M76 6c-1 2-3 5-3 11 0 5-1 9-1 17 0 3 1 11 1 20s-2 14-5 19c-6 8-16 13-28 13-8 0-14-2-19-6-9-5-12-13-12-26s0-19 0-23c0-7 0-13-1-21-1-4-3-6-8-6v-4h3c3 0 7 0 13 0s11 0 14 0h3v4c-4 0-6 1-7 3s-2 5-2 11c0 8 0 16 0 23 0 22 0 26 4 30 3 4 8 6 14 6 9 0 17-4 19-12 2-6 2-9 2-24v-12c0-15 0-19-2-22-1-2-3-3-6-3v-4c5 0 7 0 13 0 7 0 9 0 14 0v4c-3 0-5 1-6 2z">
          <text:p/>
        </draw:path>
        <draw:path draw:style-name="gr12" draw:text-style-name="P8" draw:layer="layout" svg:width="0.063cm" svg:height="0.083cm" svg:x="1.842cm" svg:y="1.876cm" svg:viewBox="0 0 64 84" svg:d="M59 82c-1 2-2 2-9 2-6 0-10 0-14 0-6 0-12 0-18 0s-12 0-18 0v-3c6-1 8-4 9-11 0-3 0-7 0-14v-35c0-7 0-10-1-12-1-3-3-5-8-5v-4h60c0 4-1 8-1 11s0 6 1 9h-5c-1-10-5-12-21-12-2 0-6 0-9 0 0 5 0 6 0 14v14c1 0 3 0 5 0 13 0 17-2 18-8h5c0 2 0 6 0 12s0 10 0 12h-5c-1-7-4-9-17-9-2 0-4 0-6 0 0 8 0 16 0 24 0 5 1 7 4 9 1 0 4 0 8 0 15 0 19-4 22-14l5 1c-2 9-4 17-5 19z">
          <text:p/>
        </draw:path>
        <draw:path draw:style-name="gr12" draw:text-style-name="P8" draw:layer="layout" svg:width="0.07cm" svg:height="0.1cm" svg:x="1.951cm" svg:y="1.859cm" svg:viewBox="0 0 71 101" svg:d="M65 24c0-11-7-15-24-15-3 0-6 0-10 0 0 11 0 18 0 34 3 1 5 1 8 1 14 0 18-3 19-11h5c0 4 0 9 0 13 0 5 0 11 0 17h-5c-2-9-5-11-21-11-2 0-4 0-6 0v17c0 3 0 7 0 11 0 8 1 16 10 17v4h-3c-4 0-9 0-17 0s-13 0-17 0h-4v-4c7-1 10-5 11-12 0-5 0-7 0-22v-38c0-8 0-12-2-15-1-4-4-5-9-6v-4h71c-1 3-1 7-1 14 0 6 0 7 1 10z">
          <text:p/>
        </draw:path>
        <draw:path draw:style-name="gr12" draw:text-style-name="P8" draw:layer="layout" svg:width="0.074cm" svg:height="0.084cm" svg:x="2.035cm" svg:y="1.876cm" svg:viewBox="0 0 75 85" svg:d="M31 6c-2 0-4 1-7 1 0 9 0 22 0 32 1 0 4 1 5 1 10 0 18-7 18-16 0-11-7-18-16-18zM64 85c-4 0-7-1-10-2-4-3-9-10-12-15-4-7-9-15-13-21-1 0-1 0-2 0s-2 0-3 0v6c0 4 0 7 0 10 0 7 0 10 1 12 1 4 4 5 8 6v3h-3c-3 0-8 0-14 0s-10 0-13 0h-3v-3c3-1 4-1 6-3 1-1 2-4 2-7 1-3 1-6 1-18v-21c0-15-1-20-2-23 0-4-3-5-7-5v-4c2 0 5 0 7 0 7 0 9 0 16 0s11 0 14 0c8 0 15 1 19 4s8 10 8 17c0 10-7 19-20 23 6 6 10 12 14 19 4 6 8 11 11 15 2 1 3 2 6 3v3c-4 1-7 1-11 1z">
          <text:p/>
        </draw:path>
        <draw:path draw:style-name="gr12" draw:text-style-name="P8" draw:layer="layout" svg:width="0.08cm" svg:height="0.083cm" svg:x="2.111cm" svg:y="1.876cm" svg:viewBox="0 0 81 84" svg:d="M38 22c-4 9-8 19-10 26h18zM78 84c-3 0-8 0-13 0-6 0-11 0-14 0h-3v-3c4-1 7-3 7-6 0-1-1-3-2-7-1-5-2-8-4-12h-24l-2 7c-2 6-3 10-3 12 0 4 1 5 5 6v3c-4 0-6 0-12 0-7 0-9 0-13 0v-3c2-1 2-1 4-2 2-2 4-7 9-16l12-31c3-8 8-21 11-32h9c1 4 3 10 5 15l18 45c3 8 5 13 6 15 2 3 4 5 7 6v3z">
          <text:p/>
        </draw:path>
        <draw:path draw:style-name="gr12" draw:text-style-name="P8" draw:layer="layout" svg:width="0.085cm" svg:height="0.083cm" svg:x="2.198cm" svg:y="1.876cm" svg:viewBox="0 0 86 84" svg:d="M79 7c-1 3-1 5-1 11-1 11-1 29-1 38v19c0 3 0 7 0 9h-8c-8-10-26-31-26-31-2-3-17-23-25-32 0 2 0 1 0 9v8c0 9 0 19 0 29 0 5 1 8 2 10s3 3 7 4v3c-4 0-9 0-13 0-5 0-9 0-14 0v-3c9-1 9-7 9-14 0-5 0-10 0-18v-27c0-10 0-13-2-15-1-2-3-3-7-3v-4c4 0 6 0 11 0s7 0 11 0c1 3 4 5 12 16 13 15 24 27 35 41v-28c0-12 0-16-1-19-1-4-3-6-8-6v-4c5 0 7 0 13 0 7 0 8 0 13 0v4c-3 0-5 0-7 3z">
          <text:p/>
        </draw:path>
        <draw:path draw:style-name="gr12" draw:text-style-name="P8" draw:layer="layout" svg:width="0.071cm" svg:height="0.11cm" svg:x="2.295cm" svg:y="1.875cm" svg:viewBox="0 0 72 111" svg:d="M69 82c-8 3-15 5-25 5l-1 5c1-1 2 0 2 0 5 0 8 3 8 7 0 7-5 12-13 12-3 0-5-1-8-2l2-5c1 1 3 1 4 1 4 0 6-2 6-5 0-2-1-4-3-4-1 0-2 1-3 1l-2-1 2-10c-11-1-19-4-27-11-7-8-11-19-11-31 0-28 18-44 46-44 9 0 17 1 24 3 0 3 0 6 0 9 0 2 0 6 0 9h-4c-2-9-9-13-21-13-17 0-28 11-28 32 0 22 13 38 30 38 10 0 17-5 20-15l5 1c-1 4-2 12-3 18z">
          <text:p/>
        </draw:path>
        <draw:path draw:style-name="gr12" draw:text-style-name="P8" draw:layer="layout" svg:width="0.081cm" svg:height="0.083cm" svg:x="2.372cm" svg:y="1.876cm" svg:viewBox="0 0 82 84" svg:d="M37 22c-3 9-7 19-9 26h18zM79 84c-4 0-8 0-15 0-6 0-10 0-13 0h-3v-3c4-1 6-3 6-6 0-1 0-3-1-7-2-5-3-8-4-12h-24l-3 7c-2 6-3 10-3 12 0 4 2 5 6 6v3c-5 0-6 0-12 0s-8 0-13 0v-3c2-1 3-1 4-2 3-2 5-7 9-16l11-31c4-8 9-21 12-32h8c1 4 4 10 6 15l17 45c4 8 6 13 8 15 2 3 4 5 7 6v3z">
          <text:p/>
        </draw:path>
        <draw:path draw:style-name="gr12" draw:text-style-name="P8" draw:layer="layout" svg:width="0.033cm" svg:height="0.083cm" svg:x="2.46cm" svg:y="1.876cm" svg:viewBox="0 0 34 84" svg:d="M30 84c-3 0-8 0-13 0-6 0-11 0-14 0h-3v-3c6-1 8-4 9-10 0-3 0-6 0-18v-22c0-3 0-6 0-10 0-7 0-10-1-12-1-3-4-5-8-5v-4h3c3 0 8 0 14 0 5 0 10 0 13 0h4v4c-6 0-9 3-9 9-1 4-1 7-1 18v22c0 16 0 19 2 22 1 4 3 5 8 6v3z">
          <text:p/>
        </draw:path>
        <draw:path draw:style-name="gr12" draw:text-style-name="P8" draw:layer="layout" svg:width="0.052cm" svg:height="0.086cm" svg:x="2.506cm" svg:y="1.875cm" svg:viewBox="0 0 53 87" svg:d="M24 87c-7 0-14-1-22-5 0-4-1-12-2-18h4c3 10 10 15 21 15 8 0 14-5 14-12 0-5-3-9-9-12l-13-9c-10-6-15-12-15-23 0-14 10-23 28-23 8 0 14 1 20 4 0 3 0 4 0 8s0 6 0 9h-5c-1-9-7-14-16-14-7 0-14 5-14 12 0 6 5 10 12 14l10 8c10 7 16 13 16 23 0 13-12 23-29 23z">
          <text:p/>
        </draw:path>
        <draw:path draw:style-name="gr12" draw:text-style-name="P8" draw:layer="layout" svg:width="0.063cm" svg:height="0.083cm" svg:x="2.571cm" svg:y="1.876cm" svg:viewBox="0 0 64 84" svg:d="M59 82c-1 2-3 2-9 2-5 0-9 0-13 0-6 0-12 0-18 0s-12 0-19 0v-3c7-1 9-4 10-11 0-3 0-7 0-14v-35c0-7 0-10-1-12-1-3-3-5-9-5v-4h59c0 4 0 8 0 11s0 6 0 9h-4c-1-10-5-12-20-12-3 0-6 0-9 0 0 5 0 6 0 14v14c1 0 3 0 5 0 13 0 17-2 18-8h4c0 2 0 6 0 12s0 10 0 12h-4c-1-7-4-9-17-9-2 0-4 0-6 0 0 8 0 16 0 24 0 5 1 7 3 9 2 0 5 0 9 0 14 0 18-4 21-14l5 1c-2 9-4 17-5 19z">
          <text:p/>
        </draw:path>
        <draw:path draw:style-name="gr12" draw:text-style-name="P8" draw:layer="layout" svg:width="0.061cm" svg:height="0.081cm" svg:x="1.107cm" svg:y="1.667cm" svg:viewBox="0 0 62 82" svg:d="M55 80c-2 2-3 2-8 2-6 0-11 0-17 0-5 0-9-1-12-1-4 0-12 1-16 1h-2l1-3c4 0 7-1 8-3 2-4 3-7 5-14s2-11 5-23l2-10c2-9 3-15 3-18 0-5-2-8-8-8l1-3c1 0 1 0 2 0 4 0 8 0 13 0 7 0 12 0 14 0 0 0 1 0 2 0l-1 3c-4 0-6 1-8 3-3 4-4 9-9 33l-1 8c-2 10-3 13-4 18 0 1 0 3 0 3 0 5 2 8 10 8 14 0 19-4 23-14l4 1c-3 8-6 15-7 17z">
          <text:p/>
        </draw:path>
        <draw:path draw:style-name="gr12" draw:text-style-name="P8" draw:layer="layout" svg:width="0.025cm" svg:height="0.075cm" svg:x="1.179cm" svg:y="1.674cm" svg:viewBox="0 0 26 76" svg:d="M4 76c-2 0-4-1-4-3 0-1 1-3 1-6 2-6 4-15 5-20 2-6 4-10 4-12s-2-2-3-2-3 0-5 1h-1v-3c6-3 14-5 17-5 2 0 3 1 3 2 0 2-1 6-3 14l-2 7c-3 12-4 16-4 18s1 3 3 3c1 0 3 0 7-2v4c-6 2-14 4-18 4zM19 13c-4 0-7-2-7-6s3-7 8-7c3 0 6 2 6 6s-3 7-7 7z">
          <text:p/>
        </draw:path>
        <draw:path draw:style-name="gr12" draw:text-style-name="P8" draw:layer="layout" svg:width="0.049cm" svg:height="0.083cm" svg:x="1.216cm" svg:y="1.666cm" svg:viewBox="0 0 50 84" svg:d="M35 40c-3 0-6 0-9 2-4 2-6 4-8 6-1 2-3 6-4 14-2 7-3 12-3 14s3 3 7 3c5 0 10-2 13-6 6-7 9-18 9-26 0-5-2-7-5-7zM35 78c-6 5-11 6-20 6s-15-1-15-4c0-1 0-2 1-7l7-27c2-9 3-17 5-27 2-6 2-9 2-11 0-1-1-2-2-2s-3 0-5 1v-3l1-1c7-2 12-3 15-3 1 0 2 0 2 2 0 1 0 4-3 13l-3 16c-1 6-2 8-2 10 8-6 14-8 21-8 8 0 11 5 11 13 0 11-6 25-15 32z">
          <text:p/>
        </draw:path>
        <draw:path draw:style-name="gr12" draw:text-style-name="P8" draw:layer="layout" svg:width="0.041cm" svg:height="0.05cm" svg:x="1.278cm" svg:y="1.699cm" svg:viewBox="0 0 42 51" svg:d="M27 5c-6 0-12 8-16 20h1c13 0 21-6 21-14 0-3-3-6-6-6zM15 29c-2 0-3 0-5 0 0 2 0 4 0 6 0 7 2 11 7 11 4 0 9-2 16-8l1 5c-9 6-15 8-23 8-7 0-11-4-11-13 0-20 13-38 30-38 8 0 12 4 12 10 0 11-12 19-27 19z">
          <text:p/>
        </draw:path>
        <draw:path draw:style-name="gr12" draw:text-style-name="P8" draw:layer="layout" svg:width="0.04cm" svg:height="0.05cm" svg:x="1.332cm" svg:y="1.699cm" svg:viewBox="0 0 41 51" svg:d="M37 16h-4c0-2 0-4 0-5 0-2-2-4-5-4-2 0-4 1-5 3-5 5-7 14-9 27l-3 13c-5 0-6 0-11 1 1-5 2-9 3-14l3-11c1-8 2-12 2-15s-1-4-2-4-2 0-3 0l-3 1v-3c6-3 13-5 16-5 2 0 2 1 3 2 0 2 0 3 0 5 6-4 11-7 14-7 2 0 5 1 8 4-2 4-3 8-4 12z">
          <text:p/>
        </draw:path>
        <draw:path draw:style-name="gr12" draw:text-style-name="P8" draw:layer="layout" svg:width="0.029cm" svg:height="0.062cm" svg:x="1.381cm" svg:y="1.687cm" svg:viewBox="0 0 30 63" svg:d="M29 21h-10l-6 24c-1 7-1 9-1 10s1 2 2 2 3 0 6-1h1l1 3c-7 3-13 4-18 4-2 0-4-1-4-3s1-5 2-9 2-8 4-13l3-17h-7l1-5c9-2 12-8 14-15l6-1-3 14h10z">
          <text:p/>
        </draw:path>
        <draw:path draw:style-name="gr12" draw:text-style-name="P8" draw:layer="layout" svg:width="0.05cm" svg:height="0.077cm" svg:x="1.418cm" svg:y="1.672cm" svg:viewBox="0 0 51 78" svg:d="M27 32c-6 0-12 8-15 20h1c11 0 21-6 21-14 0-3-3-6-7-6zM14 56c0 0-2 0-3 0 0 2-1 4-1 7 0 6 3 10 7 10s9-2 17-7l1 4c-10 6-17 8-23 8-7 0-12-4-12-12 0-21 14-39 31-39 7 0 12 4 12 10 0 11-12 19-29 19zM29 20l-5-3 16-17 11 3z">
          <text:p/>
        </draw:path>
        <draw:path draw:style-name="gr12" draw:text-style-name="P8" draw:layer="layout" svg:width="0.07cm" svg:height="0.109cm" svg:x="1.61cm" svg:y="1.639cm" svg:viewBox="0 0 71 110" svg:d="M68 46h-4c0-2 1-2 1-3 0-7-5-9-17-9-4 0-8 0-12 0-3 11-5 20-7 31h4c9 0 12 0 15-1 5 0 7-3 9-8h3c-2 7-4 17-5 24h-3c0-1 0-2 0-3 0-5-3-6-13-6-7 0-9 0-11 0-1 3 0 0-3 14-1 7-2 11-2 13 0 5 2 6 11 6 16 0 21-3 25-13l3 1c-2 8-5 14-7 16-1 2-3 2-8 2-4 0-8 0-14 0-5 0-11 0-16 0-6 0-12 0-17 0v-3c4 0 6-1 8-3 1-3 3-6 4-13 2-7 2-10 5-23l2-10c2-10 3-16 3-19 0-6-2-8-7-8v-3h56c-1 5-2 12-3 18zM45 20l-4-3 15-17 11 3z">
          <text:p/>
        </draw:path>
        <draw:path draw:style-name="gr12" draw:text-style-name="P8" draw:layer="layout" svg:width="0.059cm" svg:height="0.08cm" svg:x="1.679cm" svg:y="1.699cm" svg:viewBox="0 0 60 81" svg:d="M37 54c-4-2-9-3-14-5-8 2-14 9-14 16 0 6 6 10 14 10 11 0 21-7 21-14 0-3-2-5-7-7zM36 5c-7 0-12 7-12 15 0 6 3 10 8 10 6 0 11-7 11-15 0-6-3-10-7-10zM59 8h-9c2 2 2 4 2 7 0 11-9 20-21 20-2 0-4-1-7-1-3 1-4 2-4 3 0 2 2 2 7 4l10 3c9 3 14 6 14 13 0 13-13 24-29 24-13 0-22-8-22-18 0-9 7-14 17-16-6-2-8-3-8-5 0-3 4-6 11-10-4-3-5-7-5-11 0-12 9-21 21-21 3 0 5 1 8 2h16z">
          <text:p/>
        </draw:path>
        <draw:path draw:style-name="gr12" draw:text-style-name="P8" draw:layer="layout" svg:width="0.051cm" svg:height="0.05cm" svg:x="1.745cm" svg:y="1.699cm" svg:viewBox="0 0 52 51" svg:d="M33 5c-5 0-10 4-14 11-6 7-9 17-9 24 0 4 2 6 6 6s12-4 15-8c2-1 3-4 4-8 2-8 4-15 5-23-3-1-5-2-7-2zM38 51c-2 0-3-1-4-7-9 5-15 7-23 7-7 0-11-3-11-11 0-6 3-16 8-23 6-10 15-17 28-17 5 0 10 1 15 3v2c-5 14-8 29-8 34 0 4 1 6 2 6s4-1 7-2v4c-6 2-12 4-14 4z">
          <text:p/>
        </draw:path>
        <draw:path draw:style-name="gr12" draw:text-style-name="P8" draw:layer="layout" svg:width="0.027cm" svg:height="0.083cm" svg:x="1.811cm" svg:y="1.666cm" svg:viewBox="0 0 28 84" svg:d="M26 12c-5 16-9 35-13 52-1 6-2 9-2 11s1 3 3 3c1 0 3-1 6-2l1 4c-6 2-14 4-17 4s-4-1-4-3 1-4 2-12c4-16 8-34 11-49 2-7 3-11 3-12s-1-2-2-2c-2 0-4 0-6 1v-3c6-3 13-4 17-4 2 0 3 0 3 2 0 1-1 4-2 10z">
          <text:p/>
        </draw:path>
        <draw:path draw:style-name="gr12" draw:text-style-name="P8" draw:layer="layout" svg:width="0.024cm" svg:height="0.075cm" svg:x="1.849cm" svg:y="1.674cm" svg:viewBox="0 0 25 76" svg:d="M4 76c-3 0-4-1-4-3 0-1 0-3 1-6 1-6 3-15 5-20 1-6 2-10 2-12s-1-2-2-2-2 0-5 1h-1v-3c7-3 14-5 17-5 2 0 3 1 3 2 0 2-1 6-3 14l-2 7c-3 12-3 16-3 18s1 3 2 3c2 0 4 0 7-2v4c-6 2-14 4-17 4zM18 13c-4 0-6-2-6-6s3-7 7-7 6 2 6 6-3 7-7 7z">
          <text:p/>
        </draw:path>
        <draw:path draw:style-name="gr12" draw:text-style-name="P8" draw:layer="layout" svg:width="0.029cm" svg:height="0.062cm" svg:x="1.886cm" svg:y="1.687cm" svg:viewBox="0 0 30 63" svg:d="M29 21h-11l-5 24c-1 7-1 9-1 10s1 2 2 2 3 0 6-1h1v3c-6 3-12 4-16 4-3 0-5-1-5-3s1-5 1-9c2-4 2-8 4-13l4-17h-7l1-5c9-2 12-8 14-15l6-1-3 14h10z">
          <text:p/>
        </draw:path>
        <draw:path draw:style-name="gr12" draw:text-style-name="P8" draw:layer="layout" svg:width="0.05cm" svg:height="0.077cm" svg:x="1.923cm" svg:y="1.672cm" svg:viewBox="0 0 51 78" svg:d="M28 32c-6 0-12 8-16 20h2c11 0 20-6 20-14 0-3-3-6-6-6zM15 56c-1 0-3 0-4 0-1 2-1 4-1 7 0 6 2 10 8 10 4 0 8-2 16-7l1 4c-9 6-16 8-23 8-8 0-12-4-12-12 0-21 15-39 30-39 8 0 13 4 13 10 0 11-12 19-28 19zM29 20l-4-3 15-17 11 3z">
          <text:p/>
        </draw:path>
        <draw:path draw:style-name="gr12" draw:text-style-name="P8" draw:layer="layout" svg:width="0.07cm" svg:height="0.081cm" svg:x="2.114cm" svg:y="1.667cm" svg:viewBox="0 0 71 82" svg:d="M67 18h-3c0-2 0-3 0-3 0-3-1-5-2-6-4-2-8-3-17-3-3 0-6 0-9 0-2 10-4 20-7 30 3 0 5 0 7 0 14 0 17-1 19-9h3c-2 8-3 16-4 24h-4c0-1 1-2 1-2 0-2-1-4-3-5-2-2-4-2-11-2-4 0-5 0-9 0l-1 8c-2 13-3 18-3 21 0 5 2 8 7 8l-1 3h-2c-1 0-6 0-10 0-5 0-14 0-16 0h-2l1-3c3 0 5-1 7-3 2-3 3-6 5-13s2-12 5-24l2-10c2-9 2-15 2-18 0-6-2-8-7-8l1-3h55c-2 5-3 12-4 18z">
          <text:p/>
        </draw:path>
        <draw:path draw:style-name="gr12" draw:text-style-name="P8" draw:layer="layout" svg:width="0.041cm" svg:height="0.05cm" svg:x="2.185cm" svg:y="1.699cm" svg:viewBox="0 0 42 51" svg:d="M37 16h-5c1-2 1-4 1-5 0-2-2-4-5-4-2 0-4 1-5 3-5 5-7 14-10 27l-2 13c-4 0-6 0-10 1 1-5 2-9 3-14l2-11c2-8 3-12 3-15s-1-4-2-4-2 0-3 0l-3 1-1-3c6-3 13-5 16-5 1 0 2 1 2 2 1 2 1 3 1 5 5-4 10-7 14-7 3 0 6 1 9 4-2 4-4 8-5 12z">
          <text:p/>
        </draw:path>
        <draw:path draw:style-name="gr12" draw:text-style-name="P8" draw:layer="layout" svg:width="0.051cm" svg:height="0.05cm" svg:x="2.232cm" svg:y="1.699cm" svg:viewBox="0 0 52 51" svg:d="M32 5c-5 0-10 4-14 11-5 7-8 17-8 24 0 4 2 6 5 6 4 0 12-4 15-8 2-1 3-4 4-8 2-8 5-15 6-23-4-1-6-2-8-2zM37 51c-2 0-3-1-4-7-9 5-15 7-22 7s-11-3-11-11c0-6 3-16 8-23 6-10 14-17 27-17 6 0 11 1 16 3v2c-5 14-8 29-8 34 0 4 1 6 2 6s4-1 7-2v4c-6 2-12 4-15 4z">
          <text:p/>
        </draw:path>
        <draw:path draw:style-name="gr12" draw:text-style-name="P8" draw:layer="layout" svg:width="0.029cm" svg:height="0.062cm" svg:x="2.299cm" svg:y="1.687cm" svg:viewBox="0 0 30 63" svg:d="M29 21h-10l-5 24c-2 7-2 9-2 10s1 2 3 2c1 0 2 0 5-1h2v3c-6 3-14 4-17 4s-5-1-5-3 1-5 2-9 2-8 3-13l3-17h-6l1-5c9-2 12-8 14-15l6-1-3 14h10z">
          <text:p/>
        </draw:path>
        <draw:path draw:style-name="gr12" draw:text-style-name="P8" draw:layer="layout" svg:width="0.041cm" svg:height="0.05cm" svg:x="2.337cm" svg:y="1.699cm" svg:viewBox="0 0 42 51" svg:d="M27 5c-7 0-13 8-16 20h1c13 0 21-6 21-14 0-3-3-6-6-6zM14 29c-1 0-2 0-4 0 0 2 0 4 0 6 0 7 2 11 6 11s10-2 17-8l1 5c-9 6-17 8-23 8-7 0-11-4-11-13 0-20 13-38 30-38 7 0 12 4 12 10 0 11-12 19-28 19z">
          <text:p/>
        </draw:path>
        <draw:path draw:style-name="gr12" draw:text-style-name="P8" draw:layer="layout" svg:width="0.04cm" svg:height="0.05cm" svg:x="2.391cm" svg:y="1.699cm" svg:viewBox="0 0 41 51" svg:d="M37 16h-4c0-2 0-4 0-5 0-2-2-4-6-4-2 0-4 1-5 3-5 5-7 14-9 27l-3 13c-4 0-5 0-10 1 1-5 2-9 3-14l2-11c2-8 3-12 3-15s-1-4-2-4-2 0-3 0l-3 1v-3c5-3 12-5 15-5 2 0 2 1 2 2 1 2 1 3 1 5 6-4 10-7 15-7 2 0 5 1 8 4-2 4-3 8-4 12z">
          <text:p/>
        </draw:path>
        <draw:path draw:style-name="gr12" draw:text-style-name="P8" draw:layer="layout" svg:width="0.051cm" svg:height="0.05cm" svg:x="2.44cm" svg:y="1.699cm" svg:viewBox="0 0 52 51" svg:d="M36 51c-4 0-5-1-5-3s0-4 2-12l1-5c5-15 6-20 6-22s-1-3-3-3c-3 0-6 2-10 4s-7 4-8 7c-1 1-2 5-4 11-2 9-3 16-4 22-4 0-6 0-10 1 2-9 4-18 6-26 1-9 2-12 2-15 0-2-1-4-2-4s-4 1-6 2l-1-4c6-2 12-4 15-4s4 2 4 8v1c9-6 19-9 26-9 4 0 6 1 6 4 0 2-1 6-4 16-1 6-2 12-3 14-1 4-1 6-1 8s1 3 3 3c1 0 3 0 6-1v3c-6 2-13 4-16 4z">
          <text:p/>
        </draw:path>
        <draw:path draw:style-name="gr12" draw:text-style-name="P8" draw:layer="layout" svg:width="0.024cm" svg:height="0.075cm" svg:x="2.509cm" svg:y="1.674cm" svg:viewBox="0 0 25 76" svg:d="M4 76c-3 0-4-1-4-3 0-1 0-3 1-6 1-6 3-15 5-20 1-6 2-10 2-12s-1-2-2-2-2 0-5 1h-1v-3c7-3 13-5 16-5 2 0 3 1 3 2 0 2-1 6-3 14l-2 7c-3 12-3 16-3 18s1 3 2 3 4 0 7-2v4c-6 2-13 4-16 4zM17 13c-4 0-6-2-6-6s3-7 7-7 7 2 7 6-4 7-8 7z">
          <text:p/>
        </draw:path>
        <draw:path draw:style-name="gr12" draw:text-style-name="P8" draw:layer="layout" svg:width="0.029cm" svg:height="0.062cm" svg:x="2.546cm" svg:y="1.687cm" svg:viewBox="0 0 30 63" svg:d="M28 21h-10l-6 24c-1 7-1 9-1 10s1 2 2 2 4 0 7-1h1v3c-7 3-13 4-17 4-2 0-4-1-4-3s0-5 1-9c2-4 2-8 3-13l4-17h-6l1-5c8-2 11-8 14-15l6-1-3 14h10z">
          <text:p/>
        </draw:path>
        <draw:path draw:style-name="gr12" draw:text-style-name="P8" draw:layer="layout" svg:width="0.049cm" svg:height="0.077cm" svg:x="2.583cm" svg:y="1.672cm" svg:viewBox="0 0 50 78" svg:d="M27 32c-6 0-12 8-15 20h1c11 0 20-6 20-14 0-3-3-6-6-6zM14 56c-1 0-2 0-3 0-1 2-1 4-1 7 0 6 2 10 7 10 3 0 8-2 15-7l2 4c-9 6-16 8-22 8-8 0-12-4-12-12 0-21 14-39 29-39 8 0 14 4 14 10 0 11-13 19-29 19zM28 20l-4-3 16-17 10 3z">
          <text:p/>
        </draw:path>
        <draw:path draw:style-name="gr12" draw:text-style-name="P8" draw:layer="layout" svg:width="0.03cm" svg:height="0.03cm" svg:x="2.028cm" svg:y="1.697cm" svg:viewBox="0 0 31 31" svg:d="M15 31c9 0 16-8 16-16s-7-15-16-15c-8 0-15 7-15 15s7 16 15 16z">
          <text:p/>
        </draw:path>
        <draw:path draw:style-name="gr12" draw:text-style-name="P8" draw:layer="layout" svg:width="0.029cm" svg:height="0.03cm" svg:x="1.524cm" svg:y="1.697cm" svg:viewBox="0 0 30 31" svg:d="M14 31c8 0 16-8 16-16s-8-15-16-15-14 7-14 15 6 16 14 16z">
          <text:p/>
        </draw:path>
        <draw:line draw:style-name="gr36" draw:text-style-name="P1" draw:layer="layout" svg:x1="1.115cm" svg:y1="1.803cm" svg:x2="2.625cm" svg:y2="1.803cm">
          <text:p/>
        </draw:line>
        <draw:polygon draw:style-name="gr20" draw:text-style-name="P11" draw:layer="layout" svg:width="1.547cm" svg:height="0.544cm" svg:x="1.099cm" svg:y="1.072cm" svg:viewBox="0 0 1548 545" draw:points="1548,545 1548,0 0,0 0,545">
          <text:p/>
        </draw:polygon>
        <draw:path draw:style-name="gr20" draw:text-style-name="P11" draw:layer="layout" svg:width="0.01cm" svg:height="0.012cm" svg:x="1.467cm" svg:y="1.43cm" svg:viewBox="0 0 11 13" svg:d="M7 8c2-3 3-3 4-5 0-2 0-3-1-3-6 1-9 7-10 12 0 1 1 1 2 1 2-1 4-2 5-5z">
          <text:p/>
        </draw:path>
        <draw:path draw:style-name="gr37" draw:text-style-name="P14" draw:layer="layout" svg:width="0.693cm" svg:height="0.513cm" svg:x="1.116cm" svg:y="1.087cm" svg:viewBox="0 0 694 514" svg:d="M678 466c-1 0-2-2-1-3 4-3 9-6 13-9h-1c-1 0-1-1-1-2-15-3-27 8-37 17-3 1-5-1-6-1-17 6-30 21-48 28v-3c-7 3-14 7-21 8-10 3-20 1-29 1-23 3-46 9-69 12h158c17-20 33-37 55-53 1-1 1-4 3-5-6 3-10 7-16 10zM442 448c-2 0-7 1-6-1 1-6 9-6 14-8 2-1 6-3 8-2 2 3 6 2 8 4-7 7-16 4-24 7zM418 430c-1-1 3 0 4-3h-9c-1 0-1-1-1-2-6 1-13 4-19 5-8 2-15 8-24 10-12 5-23 15-37 20-1 0-1-1-1-3 1-3 6-4 8-8 0-1 0-2-1-2 9-13 22-20 34-30v-3c3-5 9-7 11-13 1-4 6-8 12-11-2-1-4-1-4-3-4 0-9 2-14-1 3-2 5-3 8-4-1 0-2-1-3-2-1-2 2-5 6-6s10-1 14-4c-9-1-18 2-26-3 6-15 15-27 29-34 1 0 4 0 4 1 0 6-4 10-10 11 10 3 19 3 28 7-1 3-4 2-5 2 6 3 13 1 19 5-4 4-7 0-11 0 36 11 74 19 104 42-25 13-52 18-79 24-4 0-6 0-10-1 0 1 0 3-1 3-4 0-8 0-11 3-5 2-12 3-15 0zM265 423c0 0-1-1-1-2 15-20 27-39 37-59 15-8 28-20 39-33 20-20 41-39 65-51 9-3 21-2 30 2-3 4-9 3-14 7-1 0-2 0-3-2 1-1 1-2 1-3-12 13-28 18-37 33-7 12-12 27-27 30-4 2 2-3-1-2-36 22-61 49-89 80zM447 509c1-2 4-3 7-5 1 0 2 0 2 1 37-29 88-22 130-37 30-10 47-33 49-45 0-1-2-2-2-2-15 16-33 28-51 38-25 12-51 10-77 13 2-2 4-2 6-2 0-3 3-4 5-7h3c1 0 1-2 3-2s5-1 4-1c-3-5-10 3-16 0 2-3 1-6 4-7h4c0-2 2-5 2-5 18-12 33-19 50-27-3 0-4 1-9 1-2-2 0-4 2-4 13-3 23-10 36-15-5 0-8 4-13 0 3-1 4-3 7-3v-4c0-1 1-1 3-1-2 0-3-1-3-1 1-2 5-1 7-4-1 0-3 0-3-1 3-4 9-5 15-7-1-2-5 0-5-2 0-1 1-1 2-1h-2c-2-1-1-4-1-5 7-8 7-18 11-27-1 0-2 0-2-2-13 13-31 18-48 22h-6c-6 3-14 3-20-1-4-2-7-6-11-9-10-6-19-10-29-14-29-9-59-14-89-13 13-6 27-7 40-11 20-6 38-13 59-12-3-1-8 0-11 0-16-1-33 4-50 7-12 3-22 7-33 10-7 2-11 9-19 8v-4c12-14 25-28 44-29 21-3 40 0 61 3 15 1 29 4 44 8 6 0 7 9 12 10 7 2 13 0 20 5 0-3-1-5 0-7 5-5 11 1 15-1 10-6-8-17-12-25 0-1 1-2 1-2 9 8 16 17 28 23 6 2 20 6 18-1-6-13-18-23-28-35v-4c-2 0-2-1-3-3v-4c-5-3-4-7-6-11-3-5-1-13-3-20-3-7-4-13-5-20-3-20-8-38-10-56-3-22 12-40 23-59 8-14 18-28 33-37 3-14 13-26 22-37 10-13 26-19 40-26h-692v514h345c18-20 53-36 78-22-12 7-24 15-35 22-1 0 57 0 57 0 10-3 19-9 28-14-8 2-15 6-22 11-1 0-4 1-4-2z">
          <text:p/>
        </draw:path>
        <draw:path draw:style-name="gr38" draw:text-style-name="P15" draw:layer="layout" svg:width="0.647cm" svg:height="0.512cm" svg:x="1.982cm" svg:y="1.088cm" svg:viewBox="0 0 648 513" svg:d="M165 441c3-8 6-17 1-25-7-10 7-14 12-21 3-6-3-9-4-15-1-2-6-1-8-4 8-4 21-11 15-21-3-6-9-15-2-21 8-5 20-3 24-11 6-14-7-26-14-37-3-7-8-12-13-19-4-8-10-15-12-24-4-9 1-17 1-27 1-17-4-35-8-53-4-8-5-17-8-25-2-5-3-9-6-14-1-2-1-6 0-8 4-3 9-7 14-12 3-5 1-13-5-17-8-3-7 8-13 11h-3c-1-4 1-5 3-7 0-2 0-4-1-4-4 0-9-1-10-3-12-16-28-25-45-32 4 2 9 3 14 3 8 1 17 1 24-3 6-2 7-11 9-17 2-4-1-11-3-15-6-9-15-15-25-20h546v513h-648c7-23 19-44 40-59 5-2 11-3 16-4 20 0 40 5 59 8 2 0 5 1 7 2 7 1 15 1 22-1 8-3 17-7 21-18z">
          <text:p/>
        </draw:path>
        <draw:path draw:style-name="gr39" draw:text-style-name="P16" draw:layer="layout" svg:width="0.075cm" svg:height="0.066cm" svg:x="2.058cm" svg:y="1.29cm" svg:viewBox="0 0 76 67" svg:d="M46 11c-7-2-13 0-20 0-9 2-17 3-26 7 8-5 15-9 23-12 6-1 11-4 17-4 7-1 14-4 20-1 6 2 15 2 16 5 2 7-4 14-10 19-2 2 3 3 3 6-1 2-5 3-7 3-2 1-5 5-7 7 2 0 0 3 2 3-4 6 3 18-4 21-8 2-17 2-27 0 5-1 11 1 14-4v-5c0-1-1-1-2-1-1 1-2 1-2 1 0-2-3-5-4-5-7 2-13-2-17-7 3-1 7-2 10-1 4 0 2-5 6-8h3c7-9 21-11 23-21 0-2-6-2-11-3z">
          <text:p/>
        </draw:path>
        <draw:polygon draw:style-name="gr39" draw:text-style-name="P16" draw:layer="layout" svg:width="2.121cm" svg:height="0.277cm" svg:x="0.814cm" svg:y="2.223cm" svg:viewBox="0 0 2122 278" draw:points="2122,278 0,278 0,0 2122,0">
          <text:p/>
        </draw:polygon>
        <draw:polygon draw:style-name="gr40" draw:text-style-name="P1" draw:layer="layout" svg:width="2.121cm" svg:height="1.689cm" svg:x="0.814cm" svg:y="0.814cm" svg:viewBox="0 0 2122 1690" draw:points="2122,1690 0,1690 0,0 2122,0">
          <text:p/>
        </draw:polygon>
        <draw:line draw:style-name="gr36" draw:text-style-name="P1" draw:layer="layout" svg:x1="0.814cm" svg:y1="2.224cm" svg:x2="2.936cm" svg:y2="2.224cm">
          <text:p/>
        </draw:line>
        <draw:path draw:style-name="gr20" draw:text-style-name="P11" draw:layer="layout" svg:width="0.13cm" svg:height="0.108cm" svg:x="0.879cm" svg:y="2.306cm" svg:viewBox="0 0 131 109" svg:d="M106 30c-12 20-23 40-33 61-5 10-7 13-8 18-1 0-2 0-3 0 0 0-1 0-2 0-2-6-4-10-7-15-11-21-23-45-33-63-4 23-7 64-7 78-2 0-4-1-6-1-3 0-6 1-7 1 1-7 12-74 16-109 1 0 2 1 2 1 1 0 3-1 4-1 4 11 34 69 44 85 25-46 28-52 38-70 4-7 5-9 8-15 1 0 1 1 2 1s2-1 3-1c4 34 9 80 13 105 0 1 0 2 1 4-4 0-6-1-9-1-4 0-7 1-9 1-1-16-7-75-7-79z">
          <text:p/>
        </draw:path>
        <draw:path draw:style-name="gr20" draw:text-style-name="P11" draw:layer="layout" svg:width="0.018cm" svg:height="0.107cm" svg:x="1.036cm" svg:y="2.307cm" svg:viewBox="0 0 19 108" svg:d="M1 0c2 1 4 1 8 1 6 0 8 0 10-1-1 18-1 37-1 55 0 28 1 41 1 53-3 0-6-1-11-1-3 0-5 1-8 1 1-18 2-26 2-56 0-22 0-24-1-52z">
          <text:p/>
        </draw:path>
        <draw:path draw:style-name="gr20" draw:text-style-name="P11" draw:layer="layout" svg:width="0.094cm" svg:height="0.109cm" svg:x="1.086cm" svg:y="2.306cm" svg:viewBox="0 0 95 110" svg:d="M10 39c0 37 1 46 2 70-2 0-3-1-6-1s-4 1-6 1c1-7 2-34 2-50 0-7-1-34-1-39v-20c1 0 2 1 3 1s2-1 3-1l5 6c4 5 8 9 18 20 31 33 34 37 54 57v-6c0-40 0-53-2-77 1 1 3 1 6 1s5 0 7-1c-2 24-2 46-2 68 0 13 0 31 0 42-1 0-2 0-3 0 0 0-2 0-3 0-5-6-28-32-39-42-3-2-5-5-8-7l-30-32z">
          <text:p/>
        </draw:path>
        <draw:path draw:style-name="gr20" draw:text-style-name="P11" draw:layer="layout" svg:width="0.018cm" svg:height="0.107cm" svg:x="1.212cm" svg:y="2.307cm" svg:viewBox="0 0 19 108" svg:d="M0 0c3 1 6 1 10 1s6 0 9-1c-1 18-1 37-1 55 0 28 0 41 1 53-3 0-7-1-10-1s-7 1-9 1c1-18 1-26 1-56 0-22 0-24-1-52z">
          <text:p/>
        </draw:path>
        <draw:path draw:style-name="gr20" draw:text-style-name="P11" draw:layer="layout" svg:width="0.067cm" svg:height="0.11cm" svg:x="1.258cm" svg:y="2.306cm" svg:viewBox="0 0 68 111" svg:d="M57 21c-2-6-7-15-22-15-17 0-20 13-20 18 0 12 10 16 18 20 18 6 21 7 26 12 7 6 9 15 9 21 0 16-12 34-40 34-10 0-20-2-28-8 2-8 2-13 2-15h2c5 9 14 16 26 16 17 0 24-11 24-20 0-13-10-18-20-22-18-9-20-9-24-13-6-4-8-12-8-19 0-20 16-30 34-30 14 0 24 4 28 7-1 2-4 8-5 14z">
          <text:p/>
        </draw:path>
        <draw:path draw:style-name="gr20" draw:text-style-name="P11" draw:layer="layout" svg:width="0.084cm" svg:height="0.107cm" svg:x="1.337cm" svg:y="2.307cm" svg:viewBox="0 0 85 108" svg:d="M36 9c-18 0-29 0-36 2 1-2 1-3 1-6 0-2 0-4-1-5 10 1 30 1 43 1 15 0 32 0 42-1-1 1-1 3-1 5 0 3 0 4 1 6-5-1-15-2-33-2-1 10-1 21-1 32 0 18 0 43 1 67-5 0-8-1-10-1-3 0-6 1-8 1 2-18 2-40 2-61 0-15 0-28 0-38z">
          <text:p/>
        </draw:path>
        <draw:path draw:style-name="gr20" draw:text-style-name="P11" draw:layer="layout" svg:width="0.057cm" svg:height="0.107cm" svg:x="1.437cm" svg:y="2.307cm" svg:viewBox="0 0 58 108" svg:d="M54 46c-1 1-1 3-1 5s1 3 1 5c-8-1-18-2-24-2-4 0-9 0-14 1 0 6 0 13 0 20 0 8 0 20 0 24 11 0 24 0 42-2 0 2 0 3 0 6s0 4 0 5c-7-1-14-1-21-1-12 0-25 1-37 1 1-12 1-22 1-56 0-16 0-37-1-52 11 1 23 1 33 1 8 0 16 0 24-1 0 2-1 3-1 5 0 3 1 4 1 5-6-1-11-2-25-2-5 0-8 0-16 1 0 6 0 8 0 18s0 12 0 20c13 0 26 0 38-1z">
          <text:p/>
        </draw:path>
        <draw:path draw:style-name="gr20" draw:text-style-name="P11" draw:layer="layout" svg:width="0.079cm" svg:height="0.107cm" svg:x="1.517cm" svg:y="2.307cm" svg:viewBox="0 0 80 108" svg:d="M27 7c-4 0-8 0-10 1 0 6 0 14 0 21s0 18 0 21c3 0 5 0 8 0 7 0 29-1 29-23 0-18-15-20-27-20zM80 108c-4 0-6-1-10-1-3 0-6 1-11 1-14-24-26-39-38-53h-4c0 11 0 27 1 53-2 0-6-1-9-1-4 0-7 1-9 1 1-19 1-37 1-60 0-15 0-31-1-48 7 1 12 1 15 1s15-1 18-1c18 0 24 3 29 7 6 5 8 11 8 19 0 22-21 26-30 27 5 9 38 51 40 53z">
          <text:p/>
        </draw:path>
        <draw:path draw:style-name="gr20" draw:text-style-name="P11" draw:layer="layout" svg:width="0.058cm" svg:height="0.107cm" svg:x="1.612cm" svg:y="2.307cm" svg:viewBox="0 0 59 108" svg:d="M54 46c0 1 0 3 0 5s0 3 0 5c-8-1-17-2-24-2-4 0-8 0-12 1 0 6-1 13-1 20 0 8 1 20 1 24 10 0 22 0 41-2-1 2-1 3-1 6s0 4 1 5c-7-1-15-1-22-1-12 0-25 1-37 1 1-12 2-22 2-56 0-16-1-37-1-52 10 1 22 1 33 1 8 0 16 0 24-1-1 2-1 3-1 5 0 3 0 4 1 5-6-1-12-2-25-2-6 0-8 0-15 1 0 6 0 8 0 18s0 12 0 20c12 0 24 0 36-1z">
          <text:p/>
        </draw:path>
        <draw:path draw:style-name="gr20" draw:text-style-name="P11" draw:layer="layout" svg:width="0.101cm" svg:height="0.107cm" svg:x="1.731cm" svg:y="2.307cm" svg:viewBox="0 0 102 108" svg:d="M69 15c-11-8-24-8-37-8-7 0-8 0-14 1-1 14-1 30-1 44 0 29 0 32 0 47 7 1 10 1 18 1 7 0 21 0 32-7 14-11 17-28 17-40s-2-28-15-38zM43 108c-2 0-21 0-26 0-4 0-8 0-17 0 1-16 2-27 2-63 0-23 0-29-1-45 8 0 17 0 26 0 28 0 43 0 58 12 13 10 17 25 17 39 0 39-28 57-59 57z">
          <text:p/>
        </draw:path>
        <draw:path draw:style-name="gr20" draw:text-style-name="P11" draw:layer="layout" svg:width="0.058cm" svg:height="0.107cm" svg:x="1.854cm" svg:y="2.307cm" svg:viewBox="0 0 59 108" svg:d="M53 46c0 1 0 3 0 5s0 3 0 5c-8-1-17-2-24-2-4 0-9 0-12 1-1 6-1 13-1 20 0 8 1 20 1 24 10 0 22 0 42-2-1 2-1 3-1 6s0 4 1 5c-9-1-16-1-23-1-12 0-24 1-36 1 1-12 2-22 2-56 0-16-1-37-2-52 11 1 22 1 33 1 8 0 16 0 24-1 0 2 0 3 0 5 0 3 0 4 0 5-6-1-12-2-25-2-6 0-9 0-15 1-1 6-1 8-1 18s0 12 1 20c12 0 24 0 36-1z">
          <text:p/>
        </draw:path>
        <draw:path draw:style-name="gr20" draw:text-style-name="P11" draw:layer="layout" svg:width="0.06cm" svg:height="0.107cm" svg:x="1.975cm" svg:y="2.307cm" svg:viewBox="0 0 61 108" svg:d="M33 99c7 0 20-1 28-2-1 1-1 3-1 6s0 4 1 5c-10 0-17-1-34-1-14 0-17 1-27 1 1-21 3-37 3-57 0-21-2-44-3-51 4 0 6 1 10 1s7-1 9-1c-1 40-1 50-1 98 8 1 11 1 15 1z">
          <text:p/>
        </draw:path>
        <draw:path draw:style-name="gr20" draw:text-style-name="P11" draw:layer="layout" svg:width="0.024cm" svg:height="0.044cm" svg:x="2.035cm" svg:y="2.306cm" svg:viewBox="0 0 25 45" svg:d="M10 8c1-2 2-8 9-8 4 0 6 3 6 7 0 2 0 4-2 7l-20 31c-1-1-2-1-3-1z">
          <text:p/>
        </draw:path>
        <draw:path draw:style-name="gr20" draw:text-style-name="P11" draw:layer="layout" svg:width="0.018cm" svg:height="0.107cm" svg:x="2.086cm" svg:y="2.307cm" svg:viewBox="0 0 19 108" svg:d="M0 0c2 1 4 1 9 1 4 0 7 0 10-1-1 18-2 37-2 55 0 28 1 41 1 53-3 0-7-1-10-1-4 0-6 1-8 1 1-18 1-26 1-56 0-22 0-24-1-52z">
          <text:p/>
        </draw:path>
        <draw:path draw:style-name="gr20" draw:text-style-name="P11" draw:layer="layout" svg:width="0.095cm" svg:height="0.109cm" svg:x="2.135cm" svg:y="2.306cm" svg:viewBox="0 0 96 110" svg:d="M10 39c1 37 1 46 3 70-2 0-4-1-7-1s-4 1-6 1c1-7 2-34 2-50 0-7 0-34 0-39v-20c1 0 1 1 2 1s2-1 3-1l5 6c5 5 8 9 18 20 31 33 34 37 55 57v-6c0-40 0-53-2-77 2 1 4 1 6 1 3 0 5 0 7-1-3 24-3 46-3 68 0 13 0 31 1 42-2 0-2 0-3 0s-2 0-3 0c-5-6-29-32-40-42-2-2-5-5-8-7l-30-32z">
          <text:p/>
        </draw:path>
        <draw:path draw:style-name="gr20" draw:text-style-name="P11" draw:layer="layout" svg:width="0.084cm" svg:height="0.107cm" svg:x="2.245cm" svg:y="2.307cm" svg:viewBox="0 0 85 108" svg:d="M35 9c-16 0-28 0-35 2 1-2 1-3 1-6 0-2 0-4-1-5 10 1 30 1 43 1 15 0 32 0 42-1-1 1-1 3-1 5 0 3 0 4 1 6-5-1-15-2-33-2 0 10-1 21-1 32 0 18 0 43 2 67-6 0-9-1-10-1-4 0-8 1-10 1 2-18 2-40 2-61 0-15 0-28 0-38z">
          <text:p/>
        </draw:path>
        <draw:path draw:style-name="gr20" draw:text-style-name="P11" draw:layer="layout" svg:width="0.057cm" svg:height="0.107cm" svg:x="2.345cm" svg:y="2.307cm" svg:viewBox="0 0 58 108" svg:d="M54 46c0 1-1 3-1 5s1 3 1 5c-8-1-17-2-24-2-4 0-10 0-14 1 0 6 0 13 0 20 0 8 0 20 1 24 10 0 23 0 41-2 0 2 0 3 0 6s0 4 0 5c-7-1-14-1-21-1-12 0-25 1-37 1 1-12 1-22 1-56 0-16 0-37-1-52 11 1 23 1 34 1 8 0 15 0 23-1 0 2 0 3 0 5 0 3 0 4 0 5-5-1-11-2-24-2-6 0-9 0-16 1-1 6-1 8-1 18s0 12 0 20c14 0 26 0 38-1z">
          <text:p/>
        </draw:path>
        <draw:path draw:style-name="gr20" draw:text-style-name="P11" draw:layer="layout" svg:width="0.079cm" svg:height="0.107cm" svg:x="2.425cm" svg:y="2.307cm" svg:viewBox="0 0 80 108" svg:d="M26 7c-4 0-7 0-9 1-1 6-1 14-1 21s0 18 0 21c3 0 5 0 9 0 8 0 29-1 29-23 0-18-15-20-28-20zM80 108c-3 0-6-1-9-1-4 0-7 1-11 1-15-24-27-39-39-53h-5c0 11 0 27 2 53-3 0-7-1-9-1-5 0-6 1-9 1 1-19 1-37 1-60 0-15 0-31-1-48 6 1 11 1 14 1s15-1 19-1c18 0 24 3 29 7 6 5 8 11 8 19 0 22-21 26-30 27 6 9 38 51 40 53z">
          <text:p/>
        </draw:path>
        <draw:path draw:style-name="gr20" draw:text-style-name="P11" draw:layer="layout" svg:width="0.018cm" svg:height="0.107cm" svg:x="2.525cm" svg:y="2.307cm" svg:viewBox="0 0 19 108" svg:d="M0 0c2 1 4 1 9 1 4 0 6 0 10-1-1 18-3 37-3 55 0 28 2 41 2 53-4 0-7-1-10-1-4 0-6 1-8 1 1-18 1-26 1-56 0-22 0-24-1-52z">
          <text:p/>
        </draw:path>
        <draw:path draw:style-name="gr20" draw:text-style-name="P11" draw:layer="layout" svg:width="0.057cm" svg:height="0.107cm" svg:x="2.574cm" svg:y="2.307cm" svg:viewBox="0 0 58 108" svg:d="M54 46c-1 1-1 3-1 5s1 3 1 5c-8-1-18-2-24-2-4 0-9 0-14 1 0 6 0 13 0 20 0 8 0 20 0 24 11 0 24 0 42-2 0 2 0 3 0 6s0 4 0 5c-7-1-14-1-21-1-12 0-26 1-37 1 1-12 1-22 1-56 0-16 0-37-1-52 11 1 23 1 33 1 8 0 16 0 24-1 0 2-1 3-1 5 0 3 1 4 1 5-6-1-11-2-25-2-5 0-8 0-16 1 0 6 0 8 0 18s0 12 0 20c13 0 26 0 38-1z">
          <text:p/>
        </draw:path>
        <draw:path draw:style-name="gr20" draw:text-style-name="P11" draw:layer="layout" svg:width="0.094cm" svg:height="0.11cm" svg:x="2.654cm" svg:y="2.307cm" svg:viewBox="0 0 95 111" svg:d="M0 0c3 0 6 1 9 1 4 0 7-1 9-1-1 20-1 51-1 54 0 20 1 30 7 38 5 6 15 10 25 10 4 0 25-1 30-23 3-10 3-28 3-32 0-5-1-37-2-47 2 0 3 1 7 1s6-1 8-1c-2 14-3 32-3 56 0 15-1 32-12 42-7 7-17 13-34 13-12 0-28-3-38-16-6-8-7-16-7-30 0-43 0-46-1-65z">
          <text:p/>
        </draw:path>
        <draw:path draw:style-name="gr20" draw:text-style-name="P11" draw:layer="layout" svg:width="0.079cm" svg:height="0.107cm" svg:x="2.776cm" svg:y="2.307cm" svg:viewBox="0 0 80 108" svg:d="M26 7c-4 0-7 0-9 1-1 6-1 14-1 21s1 18 1 21c3 0 4 0 8 0 7 0 28-1 28-23 0-18-15-20-27-20zM80 108c-3 0-6-1-10-1-3 0-7 1-11 1-15-24-26-39-38-53h-4c0 11-1 27 1 53-3 0-7-1-9-1-5 0-6 1-9 1 1-19 2-37 2-60 0-15-1-31-1-48 5 1 10 1 13 1s16-1 18-1c19 0 24 3 29 7 6 5 8 11 8 19 0 22-21 26-30 27 6 9 39 51 41 53z">
          <text:p/>
        </draw:path>
        <draw:polygon draw:style-name="gr41" draw:text-style-name="P1" draw:layer="layout" svg:width="2.129cm" svg:height="1.682cm" svg:x="0.809cm" svg:y="0.809cm" svg:viewBox="0 0 2130 1683" draw:points="0,1683 2130,1683 2130,0 0,0">
          <text:p/>
        </draw:polygon>
        <draw:frame draw:style-name="gr42" draw:text-style-name="P13" draw:layer="layout" svg:width="1.251cm" svg:height="0.319cm" svg:x="1.804cm" svg:y="25.981cm">
          <draw:text-box>
            <text:p text:style-name="P2"><text:span text:style-name="T15">(facultatif)</text:span></text:p>
          </draw:text-box>
        </draw:frame>
        <draw:frame draw:style-name="gr43" draw:text-style-name="P5" draw:layer="layout" svg:width="14.939cm" svg:height="0.497cm" svg:x="2.871cm" svg:y="13.306cm">
          <draw:text-box>
            <text:p><text:span text:style-name="T16">A</text:span><text:span text:style-name="T17">ssociation de </text:span><text:span text:style-name="T16">C</text:span><text:span text:style-name="T17">oncept </text:span><text:span text:style-name="T16">C</text:span><text:span text:style-name="T17">ulinaire </text:span><text:span text:style-name="T16">C</text:span><text:span text:style-name="T18">réatif de la presqu’île de Guérande.</text:span></text:p>
          </draw:text-box>
        </draw:frame>
        <draw:frame draw:style-name="gr44" draw:text-style-name="P5" draw:layer="layout" svg:width="0.422cm" svg:height="0.497cm" svg:x="2.191cm" svg:y="23.283cm">
          <draw:text-box>
            <text:p text:style-name="P2"><text:span text:style-name="T17">1</text:span></text:p>
          </draw:text-box>
        </draw:frame>
        <draw:frame draw:style-name="gr45" draw:text-style-name="P12" draw:layer="layout" svg:width="0.352cm" svg:height="0.412cm" svg:x="3.421cm" svg:y="23.304cm">
          <draw:text-box>
            <text:p text:style-name="P2"><text:span text:style-name="T19"><text:s/></text:span></text:p>
          </draw:text-box>
        </draw:frame>
        <draw:frame draw:style-name="gr46" draw:text-style-name="P12" draw:layer="layout" svg:width="0.688cm" svg:height="0.412cm" svg:x="5.971cm" svg:y="23.322cm">
          <draw:text-box>
            <text:p text:style-name="P2"><text:span text:style-name="T19">Rue</text:span></text:p>
          </draw:text-box>
        </draw:frame>
        <draw:frame draw:style-name="gr47" draw:text-style-name="P12" draw:layer="layout" svg:width="2.724cm" svg:height="0.412cm" svg:x="8.571cm" svg:y="23.321cm">
          <draw:text-box>
            <text:p text:style-name="P2"><text:span text:style-name="T19">du Languernais</text:span></text:p>
          </draw:text-box>
        </draw:frame>
        <draw:frame draw:style-name="gr48" draw:text-style-name="P12" draw:layer="layout" svg:width="1.124cm" svg:height="0.412cm" svg:x="6.348cm" svg:y="24.169cm">
          <draw:text-box>
            <text:p text:style-name="P2"><text:span text:style-name="T19">44350</text:span></text:p>
          </draw:text-box>
        </draw:frame>
        <draw:frame draw:style-name="gr49" draw:text-style-name="P12" draw:layer="layout" svg:width="1.217cm" svg:height="0.412cm" svg:x="8.571cm" svg:y="24.169cm">
          <draw:text-box>
            <text:p text:style-name="P2"><text:span text:style-name="T19">St Molf</text:span></text:p>
          </draw:text-box>
        </draw:frame>
        <draw:frame draw:style-name="gr50" draw:text-style-name="P12" draw:layer="layout" svg:width="3.808cm" svg:height="0.412cm" svg:x="4.601cm" svg:y="25.644cm">
          <draw:text-box>
            <text:p text:style-name="P2"><text:span text:style-name="T19">http://quiet-cook.com</text:span></text:p>
          </draw:text-box>
        </draw:frame>
        <draw:frame draw:style-name="gr51" draw:text-style-name="P9" draw:layer="layout" svg:width="1.369cm" svg:height="0.357cm" svg:x="18.84cm" svg:y="1.435cm">
          <draw:text-box>
            <text:p text:style-name="P2"><text:span text:style-name="T20">13973*03</text:span></text:p>
          </draw:text-box>
        </draw:frame>
        <draw:frame draw:style-name="gr52" draw:text-style-name="P17" draw:layer="layout" svg:width="15.681cm" svg:height="3.425cm" draw:transform="skewX (-0.0205948851735331) rotate (-0.00471238898038464) translate (3.363cm 17.029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page2" draw:style-name="dp1" draw:master-page-name="master-page86">
        <draw:path draw:style-name="gr18" draw:text-style-name="P10" draw:layer="layout" svg:width="19cm" svg:height="3cm" svg:x="0.999cm" svg:y="16.541cm" svg:viewBox="0 0 19001 3001" svg:d="M400 0c0 0-400 0-400 400v2200c0 0 0 401 400 401h18202c0 0 399 0 399-401v-2200c0 0 0-400-399-400z">
          <text:p/>
        </draw:path>
        <draw:frame draw:style-name="gr19" draw:text-style-name="P5" draw:layer="layout" svg:width="0.595cm" svg:height="0.475cm" svg:x="19.412cm" svg:y="28.625cm">
          <draw:text-box>
            <text:p text:style-name="P2"><text:span text:style-name="T11">2/3</text:span></text:p>
          </draw:text-box>
        </draw:frame>
        <draw:path draw:style-name="gr20" draw:text-style-name="P11" draw:layer="layout" svg:width="18.601cm" svg:height="2.1cm" svg:x="1.199cm" svg:y="17.241cm" svg:viewBox="0 0 18602 2101" svg:d="M400 0c0 0-400 0-400 400v1301c0 0 0 400 400 400h17802c0 0 400 0 400-400v-1301c0 0 0-400-400-400z">
          <text:p/>
        </draw:path>
        <draw:frame draw:style-name="gr53" draw:text-style-name="P5" draw:layer="layout" svg:width="9.023cm" svg:height="0.475cm" svg:x="6.025cm" svg:y="16.702cm">
          <draw:text-box>
            <text:p text:style-name="P2"><text:span text:style-name="T12">4 – PUBLICATION AU J.O.A.F.E. (obligatoire)</text:span></text:p>
          </draw:text-box>
        </draw:frame>
        <draw:frame draw:style-name="gr54" draw:text-style-name="P12" draw:layer="layout" svg:width="1.252cm" svg:height="0.412cm" svg:x="1.804cm" svg:y="17.796cm">
          <draw:text-box>
            <text:p text:style-name="P2"><text:span text:style-name="T21"><text:tab/></text:span></text:p>
          </draw:text-box>
        </draw:frame>
        <draw:frame draw:style-name="gr55" draw:text-style-name="P12" draw:layer="layout" svg:width="16.88cm" svg:height="0.395cm" svg:x="2.4cm" svg:y="17.805cm">
          <draw:text-box>
            <text:p text:style-name="P2"><text:span text:style-name="T13">Je demande la publication de l’extrait de cette déclaration au Journal Officiel des Associations et Fondations </text:span></text:p>
          </draw:text-box>
        </draw:frame>
        <draw:frame draw:style-name="gr56" draw:text-style-name="P12" draw:layer="layout" svg:width="10.132cm" svg:height="0.395cm" svg:x="2.404cm" svg:y="18.228cm">
          <draw:text-box>
            <text:p text:style-name="P2"><text:span text:style-name="T13">d’Entreprise et m’engage à régler le montant des frais d’insertion.</text:span></text:p>
          </draw:text-box>
        </draw:frame>
        <draw:frame draw:style-name="gr57" draw:text-style-name="P13" draw:layer="layout" svg:width="18.455cm" svg:height="0.319cm" svg:x="1cm" svg:y="27.417cm">
          <draw:text-box>
            <text:p text:style-name="P2"><text:span text:style-name="T22">« La loi 78-17 du 6 janvier 1978 relative à l’informatique, aux fichiers et aux libertés, s’applique à la déclaration relative à votre association dont les </text:span></text:p>
          </draw:text-box>
        </draw:frame>
        <draw:frame draw:style-name="gr58" draw:text-style-name="P13" draw:layer="layout" svg:width="19.192cm" svg:height="0.319cm" svg:x="1cm" svg:y="27.756cm">
          <draw:text-box>
            <text:p text:style-name="P2"><text:span text:style-name="T22">destinataires sont les services préfectoraux et les services de l’Etat concernés. Les articles 39 et suivants de cette loi vous garantissent un droit d’accès </text:span></text:p>
          </draw:text-box>
        </draw:frame>
        <draw:path draw:style-name="gr18" draw:text-style-name="P10" draw:layer="layout" svg:width="19cm" svg:height="6.2cm" svg:x="0.999cm" svg:y="20.95cm" svg:viewBox="0 0 19001 6201" svg:d="M400 0c0 0-400 0-400 400v5400c0 0 0 401 400 401h18202c0 0 399 0 399-401v-5400c0 0 0-400-399-400z">
          <text:p/>
        </draw:path>
        <draw:frame draw:style-name="gr59" draw:text-style-name="P13" draw:layer="layout" svg:width="19.103cm" svg:height="0.319cm" svg:x="1cm" svg:y="28.095cm">
          <draw:text-box>
            <text:p text:style-name="P2"><text:span text:style-name="T22">et de rectification pour les données vous concernant auprès du préfet du département ou du sous-préfet de l’arrondissement du siège de l’association. »</text:span></text:p>
          </draw:text-box>
        </draw:frame>
        <draw:path draw:style-name="gr20" draw:text-style-name="P11" draw:layer="layout" svg:width="18.601cm" svg:height="5.299cm" svg:x="1.199cm" svg:y="21.65cm" svg:viewBox="0 0 18602 5300" svg:d="M400 0c0 0-400 0-400 400v4501c0 0 0 399 400 399h17802c0 0 400 0 400-399v-4501c0 0 0-400-400-400z">
          <text:p/>
        </draw:path>
        <draw:frame draw:style-name="gr60" draw:text-style-name="P5" draw:layer="layout" svg:width="7.529cm" svg:height="0.475cm" svg:x="6.676cm" svg:y="21.11cm">
          <draw:text-box>
            <text:p text:style-name="P2"><text:span text:style-name="T12">5 - SIgNATURE dE LA dÉCLARATION</text:span></text:p>
          </draw:text-box>
        </draw:frame>
        <draw:frame draw:style-name="gr61" draw:text-style-name="P12" draw:layer="layout" svg:width="3.562cm" svg:height="0.395cm" svg:x="1.804cm" svg:y="22.188cm">
          <draw:text-box>
            <text:p text:style-name="P2"><text:span text:style-name="T13">Déclaration établie le : </text:span></text:p>
          </draw:text-box>
        </draw:frame>
        <draw:frame draw:style-name="gr62" draw:text-style-name="P12" draw:layer="layout" svg:width="0.352cm" svg:height="0.395cm" svg:x="10.3cm" svg:y="22.188cm">
          <draw:text-box>
            <text:p text:style-name="P2"><text:span text:style-name="T13">à</text:span></text:p>
          </draw:text-box>
        </draw:frame>
        <draw:frame draw:style-name="gr62" draw:text-style-name="P12" draw:layer="layout" svg:width="0.352cm" svg:height="0.395cm" svg:x="1.804cm" svg:y="22.893cm">
          <draw:text-box>
            <text:p text:style-name="P2"><text:span text:style-name="T13"><text:s/></text:span></text:p>
          </draw:text-box>
        </draw:frame>
        <draw:frame draw:style-name="gr62" draw:text-style-name="P12" draw:layer="layout" svg:width="0.352cm" svg:height="0.395cm" svg:x="2.4cm" svg:y="22.893cm">
          <draw:text-box>
            <text:p text:style-name="P2"><text:span text:style-name="T13"><text:s/></text:span></text:p>
          </draw:text-box>
        </draw:frame>
        <draw:line draw:style-name="gr35" draw:text-style-name="P1" draw:layer="layout" svg:x1="5.475cm" svg:y1="22.588cm" svg:x2="9.974cm" svg:y2="22.588cm">
          <text:p/>
        </draw:line>
        <draw:line draw:style-name="gr35" draw:text-style-name="P1" draw:layer="layout" svg:x1="10.799cm" svg:y1="22.588cm" svg:x2="19cm" svg:y2="22.588cm">
          <text:p/>
        </draw:line>
        <draw:path draw:style-name="gr18" draw:text-style-name="P10" draw:layer="layout" svg:width="19cm" svg:height="10.075cm" svg:x="0.999cm" svg:y="1cm" svg:viewBox="0 0 19001 10076" svg:d="M400 0c0 0-400 0-400 400v9276c0 0 0 400 400 400h18202c0 0 399 0 399-400v-9276c0 0 0-400-399-400z">
          <text:p/>
        </draw:path>
        <draw:frame draw:style-name="gr63" draw:text-style-name="P12" draw:layer="layout" svg:width="6.098cm" svg:height="0.395cm" svg:x="11.607cm" svg:y="22.893cm">
          <draw:text-box>
            <text:p text:style-name="P2"><text:span text:style-name="T13">Nom et qualité du déclarant - Signature</text:span></text:p>
          </draw:text-box>
        </draw:frame>
        <draw:path draw:style-name="gr18" draw:text-style-name="P10" draw:layer="layout" svg:width="19cm" svg:height="2.522cm" svg:x="0.999cm" svg:y="12.543cm" svg:viewBox="0 0 19001 2523" svg:d="M400 0c0 0-400 0-400 400v1723c0 0 0 400 400 400h18202c0 0 399 0 399-400v-1723c0 0 0-400-399-400z">
          <text:p/>
        </draw:path>
        <draw:frame draw:style-name="gr64" draw:text-style-name="P5" draw:layer="layout" svg:width="10.154cm" svg:height="0.475cm" svg:x="5.461cm" svg:y="1.125cm">
          <draw:text-box>
            <text:p text:style-name="P2"><text:span text:style-name="T12">2 - <text:s/>INFORMATIONS NON PUBLIÉES AU J.O.A.F.E.</text:span></text:p>
          </draw:text-box>
        </draw:frame>
        <draw:path draw:style-name="gr20" draw:text-style-name="P11" draw:layer="layout" svg:width="18.601cm" svg:height="1.698cm" svg:x="1.199cm" svg:y="13.131cm" svg:viewBox="0 0 18602 1699" svg:d="M400 0c0 0-400 0-400 400v899c0 0 0 400 400 400h17802c0 0 400 0 400-400v-899c0 0 0-400-400-400z">
          <text:p/>
        </draw:path>
        <draw:frame draw:style-name="gr65" draw:text-style-name="P5" draw:layer="layout" svg:width="8.837cm" svg:height="0.475cm" svg:x="6.052cm" svg:y="12.704cm">
          <draw:text-box>
            <text:p text:style-name="P2"><text:span text:style-name="T12">3 – dATE dE L’ASSEMBLEE CONSTITUTIVE</text:span></text:p>
          </draw:text-box>
        </draw:frame>
        <draw:path draw:style-name="gr20" draw:text-style-name="P11" draw:layer="layout" svg:width="18.601cm" svg:height="9.1cm" svg:x="1.199cm" svg:y="1.7cm" svg:viewBox="0 0 18602 9101" svg:d="M400 0c0 0-400 0-400 400v8300c0 0 0 401 400 401h17802c0 0 400 0 400-401v-8300c0 0 0-400-400-400z">
          <text:p/>
        </draw:path>
        <draw:frame draw:style-name="gr66" draw:text-style-name="P12" draw:layer="layout" svg:width="1.035cm" svg:height="0.395cm" svg:x="1.804cm" svg:y="13.669cm">
          <draw:text-box>
            <text:p text:style-name="P2"><text:span text:style-name="T13">Date : </text:span></text:p>
          </draw:text-box>
        </draw:frame>
        <draw:frame draw:style-name="gr67" draw:text-style-name="P12" draw:layer="layout" svg:width="3.96cm" svg:height="0.395cm" svg:x="1.635cm" svg:y="2.038cm">
          <draw:text-box>
            <text:p text:style-name="P2"><text:span text:style-name="T23">ADRESSE DE GESTION</text:span></text:p>
          </draw:text-box>
        </draw:frame>
        <draw:frame draw:style-name="gr68" draw:text-style-name="P12" draw:layer="layout" svg:width="4.371cm" svg:height="0.395cm" svg:x="1.635cm" svg:y="3.184cm">
          <draw:text-box>
            <text:p text:style-name="P2"><text:span text:style-name="T13">Titre court de l’association : </text:span></text:p>
          </draw:text-box>
        </draw:frame>
        <draw:frame draw:style-name="gr69" draw:text-style-name="P13" draw:layer="layout" svg:width="0.904cm" svg:height="0.319cm" svg:x="1.635cm" svg:y="4.295cm">
          <draw:text-box>
            <text:p text:style-name="P2"><text:span text:style-name="T14">Chez : </text:span></text:p>
          </draw:text-box>
        </draw:frame>
        <draw:frame draw:style-name="gr70" draw:text-style-name="P13" draw:layer="layout" svg:width="0.713cm" svg:height="0.319cm" svg:x="3.1cm" svg:y="4.295cm">
          <draw:text-box>
            <text:p text:style-name="P2"><text:span text:style-name="T14">Mme </text:span></text:p>
          </draw:text-box>
        </draw:frame>
        <draw:frame draw:style-name="gr71" draw:text-style-name="P13" draw:layer="layout" svg:width="0.603cm" svg:height="0.319cm" svg:x="4.4cm" svg:y="4.295cm">
          <draw:text-box>
            <text:p text:style-name="P2"><text:span text:style-name="T14">Mlle </text:span></text:p>
          </draw:text-box>
        </draw:frame>
        <draw:frame draw:style-name="gr27" draw:text-style-name="P13" draw:layer="layout" svg:width="0.4cm" svg:height="0.319cm" svg:x="5.7cm" svg:y="4.295cm">
          <draw:text-box>
            <text:p text:style-name="P2"><text:span text:style-name="T14">M. </text:span></text:p>
          </draw:text-box>
        </draw:frame>
        <draw:frame draw:style-name="gr72" draw:text-style-name="P13" draw:layer="layout" svg:width="0.84cm" svg:height="0.319cm" svg:x="6.4cm" svg:y="4.295cm">
          <draw:text-box>
            <text:p text:style-name="P2"><text:span text:style-name="T14">Nom : </text:span></text:p>
          </draw:text-box>
        </draw:frame>
        <draw:frame draw:style-name="gr73" draw:text-style-name="P13" draw:layer="layout" svg:width="1.153cm" svg:height="0.319cm" svg:x="14.406cm" svg:y="4.295cm">
          <draw:text-box>
            <text:p text:style-name="P2"><text:span text:style-name="T14">Prénom :</text:span></text:p>
          </draw:text-box>
        </draw:frame>
        <draw:frame draw:style-name="gr25" draw:text-style-name="P13" draw:layer="layout" svg:width="3.71cm" svg:height="0.319cm" svg:x="1.635cm" svg:y="5.641cm">
          <draw:text-box>
            <text:p text:style-name="P2"><text:span text:style-name="T14">Etage, escalier, appartement </text:span></text:p>
          </draw:text-box>
        </draw:frame>
        <draw:frame draw:style-name="gr26" draw:text-style-name="P13" draw:layer="layout" svg:width="3.884cm" svg:height="0.319cm" svg:x="5.657cm" svg:y="5.641cm">
          <draw:text-box>
            <text:p text:style-name="P2"><text:span text:style-name="T14">Immeuble, bâtiment, résidence</text:span></text:p>
          </draw:text-box>
        </draw:frame>
        <draw:frame draw:style-name="gr27" draw:text-style-name="P13" draw:layer="layout" svg:width="0.4cm" svg:height="0.319cm" svg:x="1.635cm" svg:y="6.488cm">
          <draw:text-box>
            <text:p text:style-name="P2"><text:span text:style-name="T14">N° </text:span></text:p>
          </draw:text-box>
        </draw:frame>
        <draw:frame draw:style-name="gr28" draw:text-style-name="P13" draw:layer="layout" svg:width="1.331cm" svg:height="0.319cm" svg:x="3.187cm" svg:y="6.488cm">
          <draw:text-box>
            <text:p text:style-name="P2"><text:span text:style-name="T14">Extension </text:span></text:p>
          </draw:text-box>
        </draw:frame>
        <draw:frame draw:style-name="gr29" draw:text-style-name="P13" draw:layer="layout" svg:width="1.708cm" svg:height="0.319cm" svg:x="5.7cm" svg:y="6.488cm">
          <draw:text-box>
            <text:p text:style-name="P2"><text:span text:style-name="T14">Type de voie </text:span></text:p>
          </draw:text-box>
        </draw:frame>
        <draw:frame draw:style-name="gr30" draw:text-style-name="P13" draw:layer="layout" svg:width="1.894cm" svg:height="0.319cm" svg:x="8.3cm" svg:y="6.488cm">
          <draw:text-box>
            <text:p text:style-name="P2"><text:span text:style-name="T14">Nom de la voie</text:span></text:p>
          </draw:text-box>
        </draw:frame>
        <draw:frame draw:style-name="gr31" draw:text-style-name="P13" draw:layer="layout" svg:width="3.109cm" svg:height="0.319cm" svg:x="1.635cm" svg:y="7.335cm">
          <draw:text-box>
            <text:p text:style-name="P2"><text:span text:style-name="T14">Lieu-dit ou boîte postale </text:span></text:p>
          </draw:text-box>
        </draw:frame>
        <draw:frame draw:style-name="gr32" draw:text-style-name="P13" draw:layer="layout" svg:width="1.594cm" svg:height="0.319cm" svg:x="5.7cm" svg:y="7.335cm">
          <draw:text-box>
            <text:p text:style-name="P2"><text:span text:style-name="T14">Code postal </text:span></text:p>
          </draw:text-box>
        </draw:frame>
        <draw:frame draw:style-name="gr33" draw:text-style-name="P13" draw:layer="layout" svg:width="2.525cm" svg:height="0.319cm" svg:x="8.3cm" svg:y="7.335cm">
          <draw:text-box>
            <text:p text:style-name="P2"><text:span text:style-name="T14">Commune / Localité</text:span></text:p>
          </draw:text-box>
        </draw:frame>
        <draw:frame draw:style-name="gr74" draw:text-style-name="P12" draw:layer="layout" svg:width="4.345cm" svg:height="0.395cm" svg:x="1.635cm" svg:y="8.194cm">
          <draw:text-box>
            <text:p text:style-name="P2"><text:span text:style-name="T13">Téléphone de l’association :</text:span></text:p>
          </draw:text-box>
        </draw:frame>
        <draw:frame draw:style-name="gr75" draw:text-style-name="P13" draw:layer="layout" svg:width="1.839cm" svg:height="0.319cm" svg:x="1.635cm" svg:y="8.54cm">
          <draw:text-box>
            <text:p text:style-name="P2"><text:span text:style-name="T15">(recommandé)</text:span></text:p>
          </draw:text-box>
        </draw:frame>
        <draw:frame draw:style-name="gr76" draw:text-style-name="P12" draw:layer="layout" svg:width="5.988cm" svg:height="0.395cm" svg:x="1.635cm" svg:y="9.3cm">
          <draw:text-box>
            <text:p text:style-name="P2"><text:span text:style-name="T13">Adresse électronique de l’association :</text:span></text:p>
          </draw:text-box>
        </draw:frame>
        <draw:line draw:style-name="gr35" draw:text-style-name="P1" draw:layer="layout" svg:x1="3.074cm" svg:y1="13.948cm" svg:x2="9.42cm" svg:y2="13.948cm">
          <text:p/>
        </draw:line>
        <draw:line draw:style-name="gr35" draw:text-style-name="P1" draw:layer="layout" svg:x1="1.599cm" svg:y1="5.622cm" svg:x2="5.199cm" svg:y2="5.622cm">
          <text:p/>
        </draw:line>
        <draw:line draw:style-name="gr35" draw:text-style-name="P1" draw:layer="layout" svg:x1="5.699cm" svg:y1="5.622cm" svg:x2="9.5cm" svg:y2="5.622cm">
          <text:p/>
        </draw:line>
        <draw:line draw:style-name="gr35" draw:text-style-name="P1" draw:layer="layout" svg:x1="1.599cm" svg:y1="7.302cm" svg:x2="4.899cm" svg:y2="7.302cm">
          <text:p/>
        </draw:line>
        <draw:line draw:style-name="gr35" draw:text-style-name="P1" draw:layer="layout" svg:x1="5.699cm" svg:y1="7.302cm" svg:x2="7.5cm" svg:y2="7.302cm">
          <text:p/>
        </draw:line>
        <draw:line draw:style-name="gr35" draw:text-style-name="P1" draw:layer="layout" svg:x1="8.3cm" svg:y1="7.302cm" svg:x2="19.4cm" svg:y2="7.302cm">
          <text:p/>
        </draw:line>
        <draw:line draw:style-name="gr35" draw:text-style-name="P1" draw:layer="layout" svg:x1="1.599cm" svg:y1="6.487cm" svg:x2="2.599cm" svg:y2="6.487cm">
          <text:p/>
        </draw:line>
        <draw:line draw:style-name="gr35" draw:text-style-name="P1" draw:layer="layout" svg:x1="3.199cm" svg:y1="6.487cm" svg:x2="4.899cm" svg:y2="6.487cm">
          <text:p/>
        </draw:line>
        <draw:line draw:style-name="gr35" draw:text-style-name="P1" draw:layer="layout" svg:x1="5.699cm" svg:y1="6.487cm" svg:x2="7.5cm" svg:y2="6.487cm">
          <text:p/>
        </draw:line>
        <draw:line draw:style-name="gr35" draw:text-style-name="P1" draw:layer="layout" svg:x1="8.3cm" svg:y1="6.487cm" svg:x2="19.4cm" svg:y2="6.487cm">
          <text:p/>
        </draw:line>
        <draw:line draw:style-name="gr35" draw:text-style-name="P1" draw:layer="layout" svg:x1="6.1cm" svg:y1="8.558cm" svg:x2="9.3cm" svg:y2="8.558cm">
          <text:p/>
        </draw:line>
        <draw:line draw:style-name="gr35" draw:text-style-name="P1" draw:layer="layout" svg:x1="7.699cm" svg:y1="9.658cm" svg:x2="19.4cm" svg:y2="9.658cm">
          <text:p/>
        </draw:line>
        <draw:line draw:style-name="gr35" draw:text-style-name="P1" draw:layer="layout" svg:x1="7.299cm" svg:y1="4.608cm" svg:x2="14.299cm" svg:y2="4.608cm">
          <text:p/>
        </draw:line>
        <draw:line draw:style-name="gr35" draw:text-style-name="P1" draw:layer="layout" svg:x1="15.7cm" svg:y1="4.591cm" svg:x2="19.4cm" svg:y2="4.591cm">
          <text:p/>
        </draw:line>
        <draw:polygon draw:style-name="gr77" draw:text-style-name="P1" draw:layer="layout" svg:width="13.305cm" svg:height="0.782cm" svg:x="6.075cm" svg:y="3.017cm" svg:viewBox="0 0 13306 783" draw:points="0,783 13306,783 13306,0 0,0">
          <text:p/>
        </draw:polygon>
        <draw:frame draw:style-name="gr75" draw:text-style-name="P13" draw:layer="layout" svg:width="1.839cm" svg:height="0.319cm" svg:x="1.635cm" svg:y="9.646cm">
          <draw:text-box>
            <text:p text:style-name="P2"><text:span text:style-name="T15">(recommandé)</text:span></text:p>
          </draw:text-box>
        </draw:frame>
        <draw:frame draw:style-name="gr78" draw:text-style-name="P5" draw:layer="layout" svg:width="2.28cm" svg:height="0.497cm" svg:x="11.766cm" svg:y="3.169cm">
          <draw:text-box>
            <text:p text:style-name="P2"><text:span text:style-name="T17">Quiet cook</text:span></text:p>
          </draw:text-box>
        </draw:frame>
        <draw:frame draw:style-name="gr44" draw:text-style-name="P5" draw:layer="layout" svg:width="0.422cm" svg:height="0.497cm" svg:x="1.992cm" svg:y="6.084cm">
          <draw:text-box>
            <text:p text:style-name="P2"><text:span text:style-name="T17">1</text:span></text:p>
          </draw:text-box>
        </draw:frame>
        <draw:frame draw:style-name="gr45" draw:text-style-name="P12" draw:layer="layout" svg:width="0.352cm" svg:height="0.412cm" svg:x="3.221cm" svg:y="6.105cm">
          <draw:text-box>
            <text:p text:style-name="P2"><text:span text:style-name="T19"><text:s/></text:span></text:p>
          </draw:text-box>
        </draw:frame>
        <draw:frame draw:style-name="gr46" draw:text-style-name="P12" draw:layer="layout" svg:width="0.688cm" svg:height="0.412cm" svg:x="5.771cm" svg:y="6.121cm">
          <draw:text-box>
            <text:p text:style-name="P2"><text:span text:style-name="T19">Rue</text:span></text:p>
          </draw:text-box>
        </draw:frame>
        <draw:frame draw:style-name="gr47" draw:text-style-name="P12" draw:layer="layout" svg:width="2.724cm" svg:height="0.412cm" svg:x="8.371cm" svg:y="6.121cm">
          <draw:text-box>
            <text:p text:style-name="P2"><text:span text:style-name="T19">du Languernais</text:span></text:p>
          </draw:text-box>
        </draw:frame>
        <draw:frame draw:style-name="gr48" draw:text-style-name="P12" draw:layer="layout" svg:width="1.124cm" svg:height="0.412cm" svg:x="6.148cm" svg:y="6.948cm">
          <draw:text-box>
            <text:p text:style-name="P2"><text:span text:style-name="T19">44350</text:span></text:p>
          </draw:text-box>
        </draw:frame>
        <draw:frame draw:style-name="gr49" draw:text-style-name="P12" draw:layer="layout" svg:width="1.217cm" svg:height="0.412cm" svg:x="8.371cm" svg:y="6.948cm">
          <draw:text-box>
            <text:p text:style-name="P2"><text:span text:style-name="T19">St Molf</text:span></text:p>
          </draw:text-box>
        </draw:frame>
        <draw:frame draw:style-name="gr79" draw:text-style-name="P12" draw:layer="layout" svg:width="2.246cm" svg:height="0.412cm" svg:x="6.794cm" svg:y="8.203cm">
          <draw:text-box>
            <text:p text:style-name="P2"><text:span text:style-name="T19">0671283936</text:span></text:p>
          </draw:text-box>
        </draw:frame>
        <draw:polygon draw:style-name="gr20" draw:text-style-name="P11" draw:layer="layout" svg:width="0.424cm" svg:height="0.424cm" svg:x="1.826cm" svg:y="17.964cm" svg:viewBox="0 0 425 425" draw:points="0,425 425,425 425,0 0,0">
          <text:p/>
        </draw:polygon>
        <draw:polygon draw:style-name="gr80" draw:text-style-name="P1" draw:layer="layout" svg:width="0.388cm" svg:height="0.388cm" svg:x="1.844cm" svg:y="17.982cm" svg:viewBox="0 0 389 389" draw:points="0,389 389,389 389,0 0,0">
          <text:p/>
        </draw:polygon>
        <draw:path draw:style-name="gr80" draw:text-style-name="P1" draw:layer="layout" svg:width="0.282cm" svg:height="0.282cm" svg:x="1.897cm" svg:y="18.035cm" svg:viewBox="0 0 283 283" svg:d="M0 0l283 283M283 0l-283 283z">
          <text:p/>
        </draw:path>
        <draw:frame draw:style-name="gr81" draw:text-style-name="P12" draw:layer="layout" svg:width="3.622cm" svg:height="0.412cm" svg:x="7.771cm" svg:y="9.302cm">
          <draw:text-box>
            <text:p text:style-name="P2"><text:span text:style-name="T19">regis.leruste@free.fr</text:span></text:p>
          </draw:text-box>
        </draw:frame>
        <draw:frame draw:style-name="gr82" draw:text-style-name="P12" draw:layer="layout" svg:width="2.106cm" svg:height="0.412cm" svg:x="6.872cm" svg:y="22.174cm">
          <draw:text-box>
            <text:p text:style-name="P2"><text:span text:style-name="T19">2 avril 2019</text:span></text:p>
          </draw:text-box>
        </draw:frame>
        <draw:frame draw:style-name="gr49" draw:text-style-name="P12" draw:layer="layout" svg:width="1.217cm" svg:height="0.412cm" svg:x="10.871cm" svg:y="22.174cm">
          <draw:text-box>
            <text:p text:style-name="P2"><text:span text:style-name="T19">St Molf</text:span></text:p>
          </draw:text-box>
        </draw:frame>
        <draw:frame draw:style-name="gr83" draw:text-style-name="P12" draw:layer="layout" svg:width="7.245cm" svg:height="0.412cm" svg:x="10.537cm" svg:y="23.474cm">
          <draw:text-box>
            <text:p text:style-name="P2"><text:span text:style-name="T19">Leruste Régis - président de l'association</text:span></text:p>
          </draw:text-box>
        </draw:frame>
        <draw:frame draw:style-name="gr84" draw:text-style-name="P12" draw:layer="layout" svg:width="1.581cm" svg:height="0.412cm" svg:x="7.358cm" svg:y="4.253cm">
          <draw:text-box>
            <text:p text:style-name="P2"><text:span text:style-name="T19">LERUSTE</text:span></text:p>
          </draw:text-box>
        </draw:frame>
        <draw:path draw:style-name="gr20" draw:text-style-name="P11" draw:layer="layout" svg:width="0.389cm" svg:height="0.389cm" svg:x="2.611cm" svg:y="4.243cm" svg:viewBox="0 0 390 390" svg:d="M390 194c0-107-87-194-196-194-107 0-194 87-194 194 0 109 87 196 194 196 109 0 196-87 196-196z">
          <text:p/>
        </draw:path>
        <draw:path draw:style-name="gr80" draw:text-style-name="P1" draw:layer="layout" svg:width="0.353cm" svg:height="0.353cm" svg:x="2.629cm" svg:y="4.261cm" svg:viewBox="0 0 354 354" svg:d="M354 177c0-98-79-177-177-177-97 0-177 79-177 177s80 177 177 177c98 0 177-79 177-177z">
          <text:p/>
        </draw:path>
        <draw:path draw:style-name="gr85" draw:text-style-name="P1" draw:layer="layout" svg:width="0.24cm" svg:height="0.24cm" svg:x="2.664cm" svg:y="4.296cm" svg:viewBox="0 0 241 241" svg:d="M241 41c-55-55-144-55-200 0-55 55-55 145 0 200">
          <text:p/>
        </draw:path>
        <draw:path draw:style-name="gr86" draw:text-style-name="P1" draw:layer="layout" svg:width="0.24cm" svg:height="0.24cm" svg:x="2.706cm" svg:y="4.338cm" svg:viewBox="0 0 241 241" svg:d="M0 200c56 55 145 55 200 0s55-145 0-200">
          <text:p/>
        </draw:path>
        <draw:path draw:style-name="gr20" draw:text-style-name="P11" draw:layer="layout" svg:width="0.388cm" svg:height="0.389cm" svg:x="3.924cm" svg:y="4.243cm" svg:viewBox="0 0 389 390" svg:d="M389 194c0-107-87-194-194-194-108 0-195 87-195 194 0 109 87 196 195 196 107 0 194-87 194-196z">
          <text:p/>
        </draw:path>
        <draw:path draw:style-name="gr80" draw:text-style-name="P1" draw:layer="layout" svg:width="0.352cm" svg:height="0.353cm" svg:x="3.942cm" svg:y="4.261cm" svg:viewBox="0 0 353 354" svg:d="M353 177c0-98-78-177-176-177s-177 79-177 177 79 177 177 177 176-79 176-177z">
          <text:p/>
        </draw:path>
        <draw:path draw:style-name="gr85" draw:text-style-name="P1" draw:layer="layout" svg:width="0.241cm" svg:height="0.24cm" svg:x="3.977cm" svg:y="4.296cm" svg:viewBox="0 0 242 241" svg:d="M242 41c-56-55-146-55-201 0s-55 145 0 200">
          <text:p/>
        </draw:path>
        <draw:path draw:style-name="gr86" draw:text-style-name="P1" draw:layer="layout" svg:width="0.241cm" svg:height="0.24cm" svg:x="4.018cm" svg:y="4.338cm" svg:viewBox="0 0 242 241" svg:d="M0 200c55 55 145 55 201 0 55-55 55-145 0-200">
          <text:p/>
        </draw:path>
        <draw:path draw:style-name="gr20" draw:text-style-name="P11" draw:layer="layout" svg:width="0.388cm" svg:height="0.389cm" svg:x="5.212cm" svg:y="4.243cm" svg:viewBox="0 0 389 390" svg:d="M389 194c0-107-87-194-194-194s-195 87-195 194c0 109 88 196 195 196s194-87 194-196z">
          <text:p/>
        </draw:path>
        <draw:path draw:style-name="gr80" draw:text-style-name="P1" draw:layer="layout" svg:width="0.353cm" svg:height="0.353cm" svg:x="5.23cm" svg:y="4.261cm" svg:viewBox="0 0 354 354" svg:d="M354 177c0-98-79-177-178-177-97 0-176 79-176 177s79 177 176 177c99 0 178-79 178-177z">
          <text:p/>
        </draw:path>
        <draw:path draw:style-name="gr85" draw:text-style-name="P1" draw:layer="layout" svg:width="0.241cm" svg:height="0.24cm" svg:x="5.265cm" svg:y="4.296cm" svg:viewBox="0 0 242 241" svg:d="M242 41c-55-55-146-55-201 0s-55 145 0 200">
          <text:p/>
        </draw:path>
        <draw:path draw:style-name="gr86" draw:text-style-name="P1" draw:layer="layout" svg:width="0.241cm" svg:height="0.24cm" svg:x="5.306cm" svg:y="4.338cm" svg:viewBox="0 0 242 241" svg:d="M0 200c55 55 146 55 201 0s55-145 0-200">
          <text:p/>
        </draw:path>
        <draw:path draw:style-name="gr87" draw:text-style-name="P18" draw:layer="layout" svg:width="0.124cm" svg:height="0.123cm" svg:x="5.344cm" svg:y="4.376cm" svg:viewBox="0 0 125 124" svg:d="M125 61c0-34-28-61-62-61s-63 27-63 61c0 35 29 63 63 63s62-28 62-63z">
          <text:p/>
        </draw:path>
        <draw:frame draw:style-name="gr88" draw:text-style-name="P12" draw:layer="layout" svg:width="0.967cm" svg:height="0.412cm" svg:x="15.731cm" svg:y="4.253cm">
          <draw:text-box>
            <text:p text:style-name="P2"><text:span text:style-name="T19">Régis</text:span></text:p>
          </draw:text-box>
        </draw:frame>
        <draw:frame draw:style-name="gr82" draw:text-style-name="P12" draw:layer="layout" svg:width="2.106cm" svg:height="0.412cm" svg:x="5.405cm" svg:y="13.581cm">
          <draw:text-box>
            <text:p text:style-name="P2"><text:span text:style-name="T19">2 avril 2019</text:span></text:p>
          </draw:text-box>
        </draw:frame>
      </draw:page>
      <draw:page draw:name="page3" draw:style-name="dp1" draw:master-page-name="master-page105">
        <draw:line draw:style-name="gr89" draw:text-style-name="P1" draw:layer="layout" svg:x1="1.574cm" svg:y1="21.595cm" svg:x2="5.326cm" svg:y2="21.595cm">
          <text:p/>
        </draw:line>
        <draw:frame draw:style-name="gr19" draw:text-style-name="P5" draw:layer="layout" svg:width="0.595cm" svg:height="0.475cm" svg:x="19.412cm" svg:y="28.625cm">
          <draw:text-box>
            <text:p text:style-name="P2"><text:span text:style-name="T11">3/3</text:span></text:p>
          </draw:text-box>
        </draw:frame>
        <draw:frame draw:style-name="gr90" draw:text-style-name="P19" draw:layer="layout" svg:width="5.802cm" svg:height="0.653cm" svg:x="7.556cm" svg:y="1.486cm">
          <draw:text-box>
            <text:p text:style-name="P2"><text:span text:style-name="T24">GUIDE EXPLICATIF</text:span></text:p>
          </draw:text-box>
        </draw:frame>
        <draw:frame draw:style-name="gr91" draw:text-style-name="P9" draw:layer="layout" svg:width="6.475cm" svg:height="0.357cm" svg:x="2.574cm" svg:y="2.525cm">
          <draw:text-box>
            <text:p text:style-name="P2"><text:span text:style-name="T25">A qUI AdRESSER VOTRE dÉCLARATION ?</text:span></text:p>
          </draw:text-box>
        </draw:frame>
        <draw:frame draw:style-name="gr92" draw:text-style-name="P9" draw:layer="layout" svg:width="15.267cm" svg:height="0.357cm" svg:x="1.574cm" svg:y="3.163cm">
          <draw:text-box>
            <text:p text:style-name="P2"><text:span text:style-name="T26">Cette déclaration est à adresser à la préfecture ou à la sous-préfecture du siège social de votre association.</text:span></text:p>
          </draw:text-box>
        </draw:frame>
        <draw:frame draw:style-name="gr93" draw:text-style-name="P9" draw:layer="layout" svg:width="18.751cm" svg:height="0.357cm" svg:x="1.574cm" svg:y="3.651cm">
          <draw:text-box>
            <text:p text:style-name="P2"><text:span text:style-name="T26">Si <text:s/>votre <text:s/>association <text:s/>a <text:s/>son <text:s/>siège <text:s/>social <text:s/>dans <text:s/>l’arrondissement <text:s/>chef-lieu <text:s/>du <text:s/>département, <text:s/>la <text:s/>déclaration <text:s/>est <text:s/>à <text:s/>adresser <text:s/>à <text:s/>la </text:span></text:p>
          </draw:text-box>
        </draw:frame>
        <draw:frame draw:style-name="gr94" draw:text-style-name="P9" draw:layer="layout" svg:width="1.53cm" svg:height="0.357cm" svg:x="1.574cm" svg:y="4.088cm">
          <draw:text-box>
            <text:p text:style-name="P2"><text:span text:style-name="T26">préfecture.</text:span></text:p>
          </draw:text-box>
        </draw:frame>
        <draw:frame draw:style-name="gr95" draw:text-style-name="P9" draw:layer="layout" svg:width="13.384cm" svg:height="0.357cm" svg:x="1.574cm" svg:y="4.576cm">
          <draw:text-box>
            <text:p text:style-name="P2"><text:span text:style-name="T26">Si votre association a son siège à Paris, la déclaration est à adresser à la préfecture de police.</text:span></text:p>
          </draw:text-box>
        </draw:frame>
        <draw:frame draw:style-name="gr96" draw:text-style-name="P9" draw:layer="layout" svg:width="6.636cm" svg:height="0.357cm" svg:x="2.574cm" svg:y="5.414cm">
          <draw:text-box>
            <text:p text:style-name="P2"><text:span text:style-name="T25">1) INFORMATIONS PUBLIÉES AU J.O.A.F.E.</text:span></text:p>
          </draw:text-box>
        </draw:frame>
        <draw:frame draw:style-name="gr97" draw:text-style-name="P9" draw:layer="layout" svg:width="17.376cm" svg:height="0.357cm" svg:x="1.574cm" svg:y="5.902cm">
          <draw:text-box>
            <text:p text:style-name="P2"><text:span text:style-name="T27">Le titre de votre association doit être renseigné tel qu’il figure dans les statuts, en 250 caractères maximum (caractères de </text:span></text:p>
          </draw:text-box>
        </draw:frame>
        <draw:frame draw:style-name="gr98" draw:text-style-name="P9" draw:layer="layout" svg:width="18.129cm" svg:height="0.357cm" svg:x="1.574cm" svg:y="6.34cm">
          <draw:text-box>
            <text:p text:style-name="P2"><text:span text:style-name="T27">l’alphabet latin uniquement, espaces, signes compris). Il doit être suivi du sigle s’il en existe un. L’utilisation d’un sigle seul n’est </text:span></text:p>
          </draw:text-box>
        </draw:frame>
        <draw:frame draw:style-name="gr99" draw:text-style-name="P9" draw:layer="layout" svg:width="2.123cm" svg:height="0.357cm" svg:x="1.574cm" svg:y="6.777cm">
          <draw:text-box>
            <text:p text:style-name="P2"><text:span text:style-name="T27">pas conseillée.</text:span></text:p>
          </draw:text-box>
        </draw:frame>
        <draw:frame draw:style-name="gr100" draw:text-style-name="P9" draw:layer="layout" svg:width="18.087cm" svg:height="0.357cm" svg:x="1.574cm" svg:y="7.265cm">
          <draw:text-box>
            <text:p text:style-name="P2"><text:span text:style-name="T27">L’objet de votre association doit être renseigné tel que vous souhaitez le voir publié au J.O.A.F.E. Il est recommandé de ne pas </text:span></text:p>
          </draw:text-box>
        </draw:frame>
        <draw:frame draw:style-name="gr101" draw:text-style-name="P9" draw:layer="layout" svg:width="17.439cm" svg:height="0.357cm" svg:x="1.574cm" svg:y="7.703cm">
          <draw:text-box>
            <text:p text:style-name="P2"><text:span text:style-name="T27">y faire figurer d’adresse de messagerie contenant des données nominatives personnelles (nom, prénom) car il ne sera pas </text:span></text:p>
          </draw:text-box>
        </draw:frame>
        <draw:frame draw:style-name="gr102" draw:text-style-name="P9" draw:layer="layout" svg:width="12.241cm" svg:height="0.357cm" svg:x="1.574cm" svg:y="8.141cm">
          <draw:text-box>
            <text:p text:style-name="P2"><text:span text:style-name="T27">possible de rendre la publication anonyme après édition et mise en ligne de l’annonce.</text:span></text:p>
          </draw:text-box>
        </draw:frame>
        <draw:frame draw:style-name="gr103" draw:text-style-name="P9" draw:layer="layout" svg:width="17.837cm" svg:height="0.357cm" svg:x="1.574cm" svg:y="8.628cm">
          <draw:text-box>
            <text:p text:style-name="P2"><text:span text:style-name="T27">Dans l’hypothèse où le siège social de votre association est fixé chez un particulier, il est conseillé de signaler matériellement </text:span></text:p>
          </draw:text-box>
        </draw:frame>
        <draw:frame draw:style-name="gr104" draw:text-style-name="P9" draw:layer="layout" svg:width="17.748cm" svg:height="0.357cm" svg:x="1.574cm" svg:y="9.066cm">
          <draw:text-box>
            <text:p text:style-name="P2"><text:span text:style-name="T27">l’existence de celui-ci sur le lieu de distribution du courrier et d’en informer les services postaux afin d’éviter les cas de retour </text:span></text:p>
          </draw:text-box>
        </draw:frame>
        <draw:frame draw:style-name="gr105" draw:text-style-name="P9" draw:layer="layout" svg:width="17.998cm" svg:height="0.357cm" svg:x="1.574cm" svg:y="9.504cm">
          <draw:text-box>
            <text:p text:style-name="P2"><text:span text:style-name="T27">à l’envoyeur pour adresse inconnue. Lorsque l’association n’est pas propriétaire des locaux, il est prudent de fixer l’adresse du </text:span></text:p>
          </draw:text-box>
        </draw:frame>
        <draw:frame draw:style-name="gr106" draw:text-style-name="P9" draw:layer="layout" svg:width="7.427cm" svg:height="0.357cm" svg:x="1.574cm" svg:y="9.942cm">
          <draw:text-box>
            <text:p text:style-name="P2"><text:span text:style-name="T27">siège social en accord avec le propriétaire des lieux.</text:span></text:p>
          </draw:text-box>
        </draw:frame>
        <draw:frame draw:style-name="gr107" draw:text-style-name="P9" draw:layer="layout" svg:width="17.977cm" svg:height="0.357cm" svg:x="1.574cm" svg:y="10.43cm">
          <draw:text-box>
            <text:p text:style-name="P2"><text:span text:style-name="T27">La mention du site internet de votre association est facultative. Vous pouvez, si vous le souhaitez, la faire figurer dans le corps </text:span></text:p>
          </draw:text-box>
        </draw:frame>
        <draw:frame draw:style-name="gr108" draw:text-style-name="P9" draw:layer="layout" svg:width="6.17cm" svg:height="0.357cm" svg:x="1.574cm" svg:y="10.867cm">
          <draw:text-box>
            <text:p text:style-name="P2"><text:span text:style-name="T27">de l’annonce qui sera publiée au J.O.A.F.E.</text:span></text:p>
          </draw:text-box>
        </draw:frame>
        <draw:frame draw:style-name="gr106" draw:text-style-name="P9" draw:layer="layout" svg:width="7.427cm" svg:height="0.357cm" svg:x="2.574cm" svg:y="11.705cm">
          <draw:text-box>
            <text:p text:style-name="P2"><text:span text:style-name="T25">2) INFORMATIONS NON PUBLIÉES AU J.O.A.F.E.</text:span></text:p>
          </draw:text-box>
        </draw:frame>
        <draw:frame draw:style-name="gr109" draw:text-style-name="P9" draw:layer="layout" svg:width="17.833cm" svg:height="0.357cm" svg:x="1.574cm" svg:y="12.193cm">
          <draw:text-box>
            <text:p text:style-name="P2"><text:span text:style-name="T27">Le <text:s/>titre <text:s/>court <text:s/>de <text:s/>l’association <text:s/>doit <text:s/>contenir <text:s/>un <text:s/>maximum <text:s/>de <text:s/>38 <text:s/>caractères <text:s/>en <text:s/>raison <text:s/>du <text:s/>respect <text:s/>de <text:s/>normes <text:s/>postales </text:span></text:p>
          </draw:text-box>
        </draw:frame>
        <draw:frame draw:style-name="gr110" draw:text-style-name="P9" draw:layer="layout" svg:width="1.958cm" svg:height="0.357cm" svg:x="1.574cm" svg:y="12.631cm">
          <draw:text-box>
            <text:p text:style-name="P2"><text:span text:style-name="T27">européennes.</text:span></text:p>
          </draw:text-box>
        </draw:frame>
        <draw:frame draw:style-name="gr111" draw:text-style-name="P9" draw:layer="layout" svg:width="18.146cm" svg:height="0.357cm" svg:x="1.574cm" svg:y="13.118cm">
          <draw:text-box>
            <text:p text:style-name="P2"><text:span text:style-name="T27">L’adresse de gestion n’est pas nécessairement la même que celle du siège social de votre association. Elle sert à la préfecture, </text:span></text:p>
          </draw:text-box>
        </draw:frame>
        <draw:frame draw:style-name="gr112" draw:text-style-name="P9" draw:layer="layout" svg:width="17.371cm" svg:height="0.357cm" svg:x="1.574cm" svg:y="13.556cm">
          <draw:text-box>
            <text:p text:style-name="P2"><text:span text:style-name="T27">à la D.I.L.A. ou encore à toute autre administration de l’État pour entrer en contact avec l’une des personnes en charge de </text:span></text:p>
          </draw:text-box>
        </draw:frame>
        <draw:frame draw:style-name="gr113" draw:text-style-name="P9" draw:layer="layout" svg:width="18.197cm" svg:height="0.357cm" svg:x="1.574cm" svg:y="13.994cm">
          <draw:text-box>
            <text:p text:style-name="P2"><text:span text:style-name="T27">l’administration de votre association. C’est à cette adresse que la D.I.L.A. enverra la facture afférente aux frais de publication de </text:span></text:p>
          </draw:text-box>
        </draw:frame>
        <draw:frame draw:style-name="gr114" draw:text-style-name="P9" draw:layer="layout" svg:width="6.411cm" svg:height="0.357cm" svg:x="1.574cm" svg:y="14.432cm">
          <draw:text-box>
            <text:p text:style-name="P2"><text:span text:style-name="T27">l’annonce de la création de votre association.</text:span></text:p>
          </draw:text-box>
        </draw:frame>
        <draw:frame draw:style-name="gr115" draw:text-style-name="P9" draw:layer="layout" svg:width="12.901cm" svg:height="0.357cm" svg:x="1.574cm" svg:y="14.92cm">
          <draw:text-box>
            <text:p text:style-name="P2"><text:span text:style-name="T27">L’adresse de gestion est à remplir uniquement si elle est différente de celle du siège social.</text:span></text:p>
          </draw:text-box>
        </draw:frame>
        <draw:frame draw:style-name="gr113" draw:text-style-name="P9" draw:layer="layout" svg:width="18.197cm" svg:height="0.357cm" svg:x="1.574cm" svg:y="15.407cm">
          <draw:text-box>
            <text:p text:style-name="P2"><text:span text:style-name="T27">La mention du numéro de téléphone et de l’adresse électronique de votre association est facultative. Cependant, afin de faciliter </text:span></text:p>
          </draw:text-box>
        </draw:frame>
        <draw:frame draw:style-name="gr116" draw:text-style-name="P9" draw:layer="layout" svg:width="16.94cm" svg:height="0.357cm" svg:x="1.574cm" svg:y="15.845cm">
          <draw:text-box>
            <text:p text:style-name="P2"><text:span text:style-name="T27">les échanges dans le cadre de l’examen de votre déclaration, il est recommandé de les communiquer à l’administration.</text:span></text:p>
          </draw:text-box>
        </draw:frame>
        <draw:frame draw:style-name="gr117" draw:text-style-name="P9" draw:layer="layout" svg:width="6.462cm" svg:height="0.357cm" svg:x="2.574cm" svg:y="16.684cm">
          <draw:text-box>
            <text:p text:style-name="P2"><text:span text:style-name="T25">3) dATE dE L’ASSEMBLEE CONSTITUTIVE</text:span></text:p>
          </draw:text-box>
        </draw:frame>
        <draw:frame draw:style-name="gr118" draw:text-style-name="P9" draw:layer="layout" svg:width="15.39cm" svg:height="0.357cm" svg:x="1.574cm" svg:y="17.172cm">
          <draw:text-box>
            <text:p text:style-name="P2"><text:span text:style-name="T27">Date de l’assemblée lors de laquelle la création de l’association a été décidée par au moins deux personnes.</text:span></text:p>
          </draw:text-box>
        </draw:frame>
        <draw:frame draw:style-name="gr119" draw:text-style-name="P9" draw:layer="layout" svg:width="4.68cm" svg:height="0.357cm" svg:x="2.574cm" svg:y="18.01cm">
          <draw:text-box>
            <text:p text:style-name="P2"><text:span text:style-name="T25">4) PUBLICATION AU J.O.A.F.E.</text:span></text:p>
          </draw:text-box>
        </draw:frame>
        <draw:frame draw:style-name="gr120" draw:text-style-name="P9" draw:layer="layout" svg:width="19.23cm" svg:height="0.357cm" svg:x="1.574cm" svg:y="18.498cm">
          <draw:text-box>
            <text:p text:style-name="P2"><text:span text:style-name="T27">La création d’une association doit obligatoirement être publiée au J.O.A.F.E. afin que son existence soit reconnue sur un plan juridique. </text:span></text:p>
          </draw:text-box>
        </draw:frame>
        <draw:frame draw:style-name="gr121" draw:text-style-name="P9" draw:layer="layout" svg:width="18.654cm" svg:height="0.357cm" svg:x="1.574cm" svg:y="18.935cm">
          <draw:text-box>
            <text:p text:style-name="P2"><text:span text:style-name="T27">La publication au J.O.A.F.E s’effectue sur bulletin papier ainsi que sur le site de consultation dont l’adresse est indiquée ci-dessous.</text:span></text:p>
          </draw:text-box>
        </draw:frame>
        <draw:frame draw:style-name="gr122" draw:text-style-name="P9" draw:layer="layout" svg:width="18.205cm" svg:height="0.357cm" svg:x="1.574cm" svg:y="19.423cm">
          <draw:text-box>
            <text:p text:style-name="P2"><text:span text:style-name="T27">La redevance dont vous vous acquitterez à cette occasion inclut d’ores et déjà le coût d’insertion au J.O.A.F.E. de la déclaration </text:span></text:p>
          </draw:text-box>
        </draw:frame>
        <draw:frame draw:style-name="gr123" draw:text-style-name="P9" draw:layer="layout" svg:width="5.328cm" svg:height="0.357cm" svg:x="1.574cm" svg:y="19.861cm">
          <draw:text-box>
            <text:p text:style-name="P2"><text:span text:style-name="T27">de la dissolution de votre association.</text:span></text:p>
          </draw:text-box>
        </draw:frame>
        <draw:frame draw:style-name="gr124" draw:text-style-name="P9" draw:layer="layout" svg:width="17.93cm" svg:height="0.357cm" svg:x="1.574cm" svg:y="20.349cm">
          <draw:text-box>
            <text:p text:style-name="P2"><text:span text:style-name="T27">A réception de la facture, il conviendra d’adresser votre règlement à la D.I.L.A. située 26 rue Desaix – 75727 PARIS Cedex 15.</text:span></text:p>
          </draw:text-box>
        </draw:frame>
        <draw:frame draw:style-name="gr125" draw:text-style-name="P9" draw:layer="layout" svg:width="0.764cm" svg:height="0.357cm" svg:x="1.574cm" svg:y="20.836cm">
          <draw:text-box>
            <text:p text:style-name="P2"><text:span text:style-name="T27">Pour </text:span></text:p>
          </draw:text-box>
        </draw:frame>
        <draw:frame draw:style-name="gr126" draw:text-style-name="P9" draw:layer="layout" svg:width="0.624cm" svg:height="0.357cm" svg:x="2.513cm" svg:y="20.836cm">
          <draw:text-box>
            <text:p text:style-name="P2"><text:span text:style-name="T27">tout </text:span></text:p>
          </draw:text-box>
        </draw:frame>
        <draw:frame draw:style-name="gr127" draw:text-style-name="P9" draw:layer="layout" svg:width="2.203cm" svg:height="0.357cm" svg:x="3.311cm" svg:y="20.836cm">
          <draw:text-box>
            <text:p text:style-name="P2"><text:span text:style-name="T27">renseignement </text:span></text:p>
          </draw:text-box>
        </draw:frame>
        <draw:frame draw:style-name="gr128" draw:text-style-name="P9" draw:layer="layout" svg:width="1.674cm" svg:height="0.357cm" svg:x="5.68cm" svg:y="20.836cm">
          <draw:text-box>
            <text:p text:style-name="P2"><text:span text:style-name="T27">concernant </text:span></text:p>
          </draw:text-box>
        </draw:frame>
        <draw:frame draw:style-name="gr129" draw:text-style-name="P9" draw:layer="layout" svg:width="0.341cm" svg:height="0.357cm" svg:x="7.52cm" svg:y="20.836cm">
          <draw:text-box>
            <text:p text:style-name="P2"><text:span text:style-name="T27">la </text:span></text:p>
          </draw:text-box>
        </draw:frame>
        <draw:frame draw:style-name="gr130" draw:text-style-name="P9" draw:layer="layout" svg:width="1.623cm" svg:height="0.357cm" svg:x="8.035cm" svg:y="20.836cm">
          <draw:text-box>
            <text:p text:style-name="P2"><text:span text:style-name="T27">publication </text:span></text:p>
          </draw:text-box>
        </draw:frame>
        <draw:frame draw:style-name="gr131" draw:text-style-name="P9" draw:layer="layout" svg:width="0.447cm" svg:height="0.357cm" svg:x="9.822cm" svg:y="20.836cm">
          <draw:text-box>
            <text:p text:style-name="P2"><text:span text:style-name="T27">de </text:span></text:p>
          </draw:text-box>
        </draw:frame>
        <draw:frame draw:style-name="gr132" draw:text-style-name="P9" draw:layer="layout" svg:width="0.802cm" svg:height="0.357cm" svg:x="10.443cm" svg:y="20.836cm">
          <draw:text-box>
            <text:p text:style-name="P2"><text:span text:style-name="T27">votre </text:span></text:p>
          </draw:text-box>
        </draw:frame>
        <draw:frame draw:style-name="gr133" draw:text-style-name="P9" draw:layer="layout" svg:width="1.407cm" svg:height="0.357cm" svg:x="11.418cm" svg:y="20.836cm">
          <draw:text-box>
            <text:p text:style-name="P2"><text:span text:style-name="T27">annonce, </text:span></text:p>
          </draw:text-box>
        </draw:frame>
        <draw:frame draw:style-name="gr134" draw:text-style-name="P9" draw:layer="layout" svg:width="0.768cm" svg:height="0.357cm" svg:x="12.993cm" svg:y="20.836cm">
          <draw:text-box>
            <text:p text:style-name="P2"><text:span text:style-name="T27">vous </text:span></text:p>
          </draw:text-box>
        </draw:frame>
        <draw:frame draw:style-name="gr135" draw:text-style-name="P9" draw:layer="layout" svg:width="1.124cm" svg:height="0.357cm" svg:x="13.932cm" svg:y="20.836cm">
          <draw:text-box>
            <text:p text:style-name="P2"><text:span text:style-name="T27">pouvez </text:span></text:p>
          </draw:text-box>
        </draw:frame>
        <draw:frame draw:style-name="gr134" draw:text-style-name="P9" draw:layer="layout" svg:width="0.768cm" svg:height="0.357cm" svg:x="15.224cm" svg:y="20.836cm">
          <draw:text-box>
            <text:p text:style-name="P2"><text:span text:style-name="T27">vous </text:span></text:p>
          </draw:text-box>
        </draw:frame>
        <draw:frame draw:style-name="gr136" draw:text-style-name="P9" draw:layer="layout" svg:width="1.014cm" svg:height="0.357cm" svg:x="16.163cm" svg:y="20.836cm">
          <draw:text-box>
            <text:p text:style-name="P2"><text:span text:style-name="T27">rendre </text:span></text:p>
          </draw:text-box>
        </draw:frame>
        <draw:frame draw:style-name="gr137" draw:text-style-name="P9" draw:layer="layout" svg:width="0.535cm" svg:height="0.357cm" svg:x="17.349cm" svg:y="20.836cm">
          <draw:text-box>
            <text:p text:style-name="P2"><text:span text:style-name="T27">sur </text:span></text:p>
          </draw:text-box>
        </draw:frame>
        <draw:frame draw:style-name="gr129" draw:text-style-name="P9" draw:layer="layout" svg:width="0.341cm" svg:height="0.357cm" svg:x="18.059cm" svg:y="20.836cm">
          <draw:text-box>
            <text:p text:style-name="P2"><text:span text:style-name="T27">le </text:span></text:p>
          </draw:text-box>
        </draw:frame>
        <draw:frame draw:style-name="gr138" draw:text-style-name="P9" draw:layer="layout" svg:width="0.59cm" svg:height="0.357cm" svg:x="18.575cm" svg:y="20.836cm">
          <draw:text-box>
            <text:p text:style-name="P2"><text:span text:style-name="T27">site </text:span></text:p>
          </draw:text-box>
        </draw:frame>
        <draw:frame draw:style-name="gr139" draw:text-style-name="P9" draw:layer="layout" svg:width="0.317cm" svg:height="0.357cm" svg:x="19.337cm" svg:y="20.836cm">
          <draw:text-box>
            <text:p text:style-name="P2"><text:span text:style-name="T27">: <text:s/></text:span></text:p>
          </draw:text-box>
        </draw:frame>
        <draw:frame draw:style-name="gr140" draw:text-style-name="P9" draw:layer="layout" svg:width="8.07cm" svg:height="0.357cm" svg:x="1.574cm" svg:y="21.274cm">
          <draw:text-box>
            <text:p text:style-name="P2"><text:span text:style-name="T28">www.journal-officiel.gouv.fr</text:span><text:span text:style-name="T27"> ou appeler le 01.40.58.77.56.</text:span></text:p>
          </draw:text-box>
        </draw:frame>
        <draw:frame draw:style-name="gr141" draw:text-style-name="P9" draw:layer="layout" svg:width="5.56cm" svg:height="0.357cm" svg:x="2.574cm" svg:y="22.113cm">
          <draw:text-box>
            <text:p text:style-name="P2"><text:span text:style-name="T25">5) SIgNATURE dE LA dÉCLARATION</text:span></text:p>
          </draw:text-box>
        </draw:frame>
        <draw:frame draw:style-name="gr111" draw:text-style-name="P9" draw:layer="layout" svg:width="18.146cm" svg:height="0.357cm" svg:x="1.574cm" svg:y="22.6cm">
          <draw:text-box>
            <text:p text:style-name="P2"><text:span text:style-name="T27">Le signataire de la déclaration doit être l’une des personnes en charge de l’administration de votre association ou le mandataire </text:span></text:p>
          </draw:text-box>
        </draw:frame>
        <draw:frame draw:style-name="gr142" draw:text-style-name="P9" draw:layer="layout" svg:width="18.337cm" svg:height="0.357cm" svg:x="1.574cm" svg:y="23.038cm">
          <draw:text-box>
            <text:p text:style-name="P2"><text:span text:style-name="T27">qu’elle aura désigné. Dans cette hypothèse, le déclarant devra joindre à ce formulaire le mandat portant la signature de l’une des </text:span></text:p>
          </draw:text-box>
        </draw:frame>
        <draw:frame draw:style-name="gr143" draw:text-style-name="P9" draw:layer="layout" svg:width="8.702cm" svg:height="0.357cm" svg:x="1.574cm" svg:y="23.476cm">
          <draw:text-box>
            <text:p text:style-name="P2"><text:span text:style-name="T27">personnes en charge de l’administration de votre association.</text:span></text:p>
          </draw:text-box>
        </draw:frame>
        <draw:frame draw:style-name="gr144" draw:text-style-name="P9" draw:layer="layout" svg:width="7.182cm" svg:height="0.357cm" svg:x="2.574cm" svg:y="24.314cm">
          <draw:text-box>
            <text:p text:style-name="P2"><text:span text:style-name="T25">6) PIÈCES A JOINdRE A VOTRE dÉCLARATION</text:span></text:p>
          </draw:text-box>
        </draw:frame>
        <draw:frame draw:style-name="gr145" draw:text-style-name="P9" draw:layer="layout" svg:width="6.242cm" svg:height="0.357cm" svg:x="1.574cm" svg:y="24.762cm">
          <draw:text-box>
            <text:p text:style-name="P2"><text:span text:style-name="T27">■ </text:span><text:span text:style-name="T27">Procès verbal de l’assemblée constitutive.</text:span></text:p>
          </draw:text-box>
        </draw:frame>
        <draw:frame draw:style-name="gr146" draw:text-style-name="P9" draw:layer="layout" svg:width="13.366cm" svg:height="0.357cm" svg:x="1.574cm" svg:y="25.211cm">
          <draw:text-box>
            <text:p text:style-name="P2"><text:span text:style-name="T27">■ </text:span><text:span text:style-name="T27">la liste des personnes chargées de l’administration (veuillez compléter le formulaire Cerfa N°</text:span></text:p>
          </draw:text-box>
        </draw:frame>
        <draw:frame draw:style-name="gr147" draw:text-style-name="P9" draw:layer="layout" svg:width="17.591cm" svg:height="0.357cm" svg:x="1.574cm" svg:y="25.659cm">
          <draw:text-box>
            <text:p text:style-name="P2"><text:span text:style-name="T27">■ </text:span><text:span text:style-name="T27">un exemplaire des statuts de l’association signé par deux au moins des personnes mentionnées sur la liste des dirigeants,</text:span></text:p>
          </draw:text-box>
        </draw:frame>
        <draw:frame draw:style-name="gr148" draw:text-style-name="P9" draw:layer="layout" svg:width="14.67cm" svg:height="0.357cm" svg:x="1.574cm" svg:y="26.107cm">
          <draw:text-box>
            <text:p text:style-name="P2"><text:span text:style-name="T27">■ </text:span><text:span text:style-name="T27">une enveloppe affranchie au tarif en vigueur (20 grammes) avec l’adresse de gestion de l’association.</text:span></text:p>
          </draw:text-box>
        </draw:frame>
        <draw:frame draw:style-name="gr149" draw:text-style-name="P9" draw:layer="layout" svg:width="11.69cm" svg:height="0.357cm" svg:x="2.474cm" svg:y="26.745cm">
          <draw:text-box>
            <text:p text:style-name="P2"><text:span text:style-name="T7">Pièces à joindre, le cas échéant, en fonction de la nature de votre déclaration</text:span></text:p>
          </draw:text-box>
        </draw:frame>
        <draw:path draw:style-name="gr150" draw:text-style-name="P1" draw:layer="layout" svg:width="18.929cm" svg:height="27.429cm" svg:x="1.035cm" svg:y="1.035cm" svg:viewBox="0 0 18930 27430" svg:d="M400 0c0 0-400 0-400 400v26630c0 0 0 400 400 400h18130c0 0 400 0 400-400v-26630c0 0 0-400-400-400z">
          <text:p/>
        </draw:path>
        <draw:frame draw:style-name="gr151" draw:text-style-name="P9" draw:layer="layout" svg:width="10.979cm" svg:height="0.357cm" svg:x="1.574cm" svg:y="27.193cm">
          <draw:text-box>
            <text:p text:style-name="P2"><text:span text:style-name="T27">■ </text:span><text:span text:style-name="T27">la liste des associations membres (veuillez compléter le formulaire Cerfa N°</text:span></text:p>
          </draw:text-box>
        </draw:frame>
        <draw:frame draw:style-name="gr152" draw:text-style-name="P9" draw:layer="layout" svg:width="1.564cm" svg:height="0.357cm" svg:x="14.923cm" svg:y="25.218cm">
          <draw:text-box>
            <text:p text:style-name="P2"><text:span text:style-name="T29">13971*03).</text:span></text:p>
          </draw:text-box>
        </draw:frame>
        <draw:frame draw:style-name="gr152" draw:text-style-name="P9" draw:layer="layout" svg:width="1.564cm" svg:height="0.357cm" svg:x="12.548cm" svg:y="27.186cm">
          <draw:text-box>
            <text:p text:style-name="P2"><text:span text:style-name="T29">13969*01)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" svg:font-family="Arial"/>
    <style:font-face style:name="Arial Black" svg:font-family="'Arial Black'"/>
    <style:font-face style:name="Lohit Devanagari" svg:font-family="'Lohit Devanagari'"/>
    <style:font-face style:name="MyriadProular" svg:font-family="MyriadProular"/>
    <style:font-face style:name="Times New Roman1" svg:font-family="'Times New Roman'"/>
    <style:font-face style:name="Webdings" svg:font-family="Webdings"/>
    <style:font-face style:name="Wingdings3" svg:font-family="Wingdings3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letter-kerning="true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Caractères_20_de_20_note_20_de_20_bas_20_de_20_page" style:display-name="Caractères de note de bas de page" style:family="graphic">
      <style:paragraph-properties style:text-autospace="none"/>
      <style:text-properties style:text-position="11% 58%"/>
    </style:style>
    <style:style style:name="Police_20_par_20_défaut" style:display-name="Police par défaut" style:family="graphic">
      <style:paragraph-properties style:text-autospace="none"/>
    </style:style>
    <style:style style:name="Texte_20_de_20_bulles" style:display-name="Texte de bulles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fo:language="fr" fo:country="FR" style:font-name-asian="Tahoma" style:font-family-asian="Tahoma" style:font-family-generic-asian="swiss" style:font-pitch-asian="variable" style:font-size-asian="8pt" style:language-asian="ar" style:country-asian="SA"/>
    </style:style>
    <style:style style:name="Note_20_de_20_bas_20_de_20_page" style:display-name="Note de bas de pag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Lohit Devanagari" style:font-family-asian="'Lohit Devanagari'" style:font-size-asian="10pt" style:language-asian="ar" style:country-asian="SA"/>
    </style:style>
    <style:style style:name="Légende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Lohit Devanagari" style:font-family-asian="'Lohit Devanagari'" style:font-size-asian="10pt" style:language-asian="ar" style:country-asian="SA"/>
    </style:style>
  </office:styles>
  <office:automatic-styles>
    <style:page-layout style:name="PM0">
      <style:page-layout-properties fo:margin-top="0.7cm" fo:margin-bottom="1cm" fo:margin-left="0.8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05" style:page-layout-name="PM0" draw:style-name="Mdp1"/>
    <style:master-page style:name="master-page8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print-date>2019-04-02T12:07:26.105428997</meta:print-date>
    <dc:date>2019-04-02T15:39:25.152175195</dc:date>
    <meta:editing-duration>PT17M34S</meta:editing-duration>
    <meta:editing-cycles>2</meta:editing-cycles>
    <meta:generator>LibreOffice/6.0.7.3$Linux_X86_64 LibreOffice_project/00m0$Build-3</meta:generator>
    <meta:document-statistic meta:object-count="3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1.392cm" fo:margin-right="-0.596cm" fo:orphans="2" fo:widows="2" fo:text-indent="0cm" style:auto-text-indent="false" style:page-number="auto" fo:background-color="transparent" style:text-autospace="none" style:writing-mode="lr-tb">
        <style:tab-stops>
          <style:tab-stop style:position="3.381cm"/>
          <style:tab-stop style:position="5.159cm"/>
        </style:tab-stops>
      </style:paragraph-properties>
      <style:text-properties fo:font-size="14pt" officeooo:paragraph-rsid="0034b951" style:font-size-asian="14pt" style:font-size-complex="14pt"/>
    </style:style>
    <style:style style:name="T1" style:family="text">
      <style:text-properties style:font-name="Calibri" fo:font-size="11pt" officeooo:rsid="003e3e3e" style:font-size-asian="11pt" style:font-name-complex="Calibri" style:font-size-complex="11pt"/>
    </style:style>
    <style:style style:name="T2" style:family="text">
      <style:text-properties style:font-name="Calibri" fo:font-size="11pt" officeooo:rsid="00337233" style:font-size-asian="11pt" style:font-name-complex="Calibri" style:font-size-complex="11pt"/>
    </style:style>
    <style:style style:name="T3" style:family="text">
      <style:text-properties style:font-name="Calibri" fo:font-size="11pt" officeooo:rsid="004300f6" style:font-size-asian="11pt" style:font-name-complex="Calibri" style:font-size-complex="11pt"/>
    </style:style>
    <style:style style:name="T4" style:family="text">
      <style:text-properties style:font-name="Calibri" fo:font-size="11pt" officeooo:rsid="003402ba" style:font-size-asian="11pt" style:font-name-complex="Calibri" style:font-size-complex="11pt"/>
    </style:style>
    <style:style style:name="T5" style:family="text">
      <style:text-properties style:font-name="Calibri" fo:font-size="11pt" officeooo:rsid="003697d9" style:font-size-asian="11pt" style:font-name-complex="Calibri" style:font-size-complex="11pt"/>
    </style:style>
    <style:style style:name="T6" style:family="text">
      <style:text-properties style:font-name="Calibri" fo:font-size="11pt" fo:font-weight="bold" officeooo:rsid="003e3e3e" style:font-size-asian="11pt" style:font-weight-asian="bold" style:font-name-complex="Calibri" style:font-size-complex="11pt" style:font-weight-complex="bold"/>
    </style:style>
    <style:style style:name="T7" style:family="text">
      <style:text-properties style:font-name="Calibri" fo:font-size="11pt" fo:font-weight="bold" officeooo:rsid="004300f6" style:font-size-asian="11pt" style:font-weight-asian="bold" style:font-name-complex="Calibri" style:font-size-complex="11pt" style:font-weight-complex="bold"/>
    </style:style>
    <style:style style:name="T8" style:family="text">
      <style:text-properties style:font-name="Calibri" officeooo:rsid="003e3e3e" style:font-name-complex="Calibri"/>
    </style:style>
    <style:style style:name="T9" style:family="text">
      <style:text-properties style:font-name="Calibri" officeooo:rsid="00337233" style:font-name-complex="Calibri"/>
    </style:style>
    <style:style style:name="T10" style:family="text">
      <style:text-properties style:font-name="Calibri" officeooo:rsid="004300f6" style:font-name-complex="Calibri"/>
    </style:style>
    <style:style style:name="T11" style:family="text">
      <style:text-properties style:font-name="Calibri" officeooo:rsid="003402ba" style:font-name-complex="Calibri"/>
    </style:style>
    <style:style style:name="T12" style:family="text">
      <style:text-properties style:font-name="Calibri" officeooo:rsid="003697d9" style:font-name-complex="Calibri"/>
    </style:style>
    <style:style style:name="T13" style:family="text">
      <style:text-properties style:font-name="Calibri" fo:font-weight="bold" officeooo:rsid="003e3e3e" style:font-weight-asian="bold" style:font-name-complex="Calibri" style:font-weight-complex="bold"/>
    </style:style>
    <style:style style:name="T14" style:family="text">
      <style:text-properties style:font-name="Calibri" fo:font-weight="bold" officeooo:rsid="004300f6" style:font-weight-asian="bold" style:font-name-complex="Calibri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L’</text:span><text:span text:style-name="T13">A3C</text:span><text:span text:style-name="T9"> </text:span><text:span text:style-name="T14">Presqu’île</text:span><text:span text:style-name="T10"> </text:span><text:span text:style-name="T9">a pour objet de revisiter le concept culinaire traditionnel en faisant évoluer l’art de la table. </text:span><text:span text:style-name="T11">Les objectifs principaux sont</text:span><text:span text:style-name="T9"> la préservation </text:span><text:span text:style-name="T12">nutritionnelle</text:span><text:span text:style-name="T9"> des aliments, le gain d’énergie </text:span><text:span text:style-name="T11">et le bien-être de la personne.</text:span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fo:language="fr" fo:country="FR" style:language-complex="ar" style:country-complex="SA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_20_Symbol" style:display-name="Footnote Symbol" style:family="text">
      <style:text-properties style:text-position="super 58%"/>
    </style:style>
    <style:style style:name="Police_20_par_20_défaut" style:display-name="Police par défau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82cm" fo:margin-right="4.704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